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top="0.0034in" fo:margin-bottom="0in" fo:line-height="145%" fo:margin-left="0.3652in" fo:margin-right="0.6694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style:text-scale="95%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letter-spacing="-0.002in" style:text-scale="95%" fo:font-size="14pt" style:font-size-asian="14pt" style:font-size-complex="14pt"/>
    </style:style>
    <style:style style:name="P4" style:parent-style-name="Textbody" style:family="paragraph">
      <style:paragraph-properties fo:text-align="center" fo:margin-top="0.0034in" fo:margin-bottom="0in" fo:line-height="145%" fo:margin-left="0.3652in" fo:margin-right="0.6694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letter-spacing="-0.0361i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" style:parent-style-name="Textbody" style:family="paragraph">
      <style:paragraph-properties fo:margin-top="0.0013in" fo:margin-bottom="0in" fo:margin-left="0.809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" style:parent-style-name="Textbody" style:family="paragraph">
      <style:text-properties style:font-name="Times New Roman" style:font-name-complex="Times New Roman" fo:font-size="14pt" style:font-size-asian="14pt"/>
    </style:style>
    <style:style style:name="P10" style:parent-style-name="Textbody" style:family="paragraph">
      <style:text-properties style:font-name="Times New Roman" style:font-name-complex="Times New Roman" fo:font-size="14pt" style:font-size-asian="14pt"/>
    </style:style>
    <style:style style:name="P11" style:parent-style-name="Textbody" style:family="paragraph">
      <style:text-properties style:font-name="Times New Roman" style:font-name-complex="Times New Roman" fo:font-size="14pt" style:font-size-asian="14pt"/>
    </style:style>
    <style:style style:name="P12" style:parent-style-name="Textbody" style:family="paragraph">
      <style:text-properties style:font-name="Times New Roman" style:font-name-complex="Times New Roman" fo:font-size="14pt" style:font-size-asian="14pt"/>
    </style:style>
    <style:style style:name="P13" style:parent-style-name="Textbody" style:family="paragraph">
      <style:text-properties style:font-name="Times New Roman" style:font-name-complex="Times New Roman" fo:font-size="14pt" style:font-size-asian="14pt"/>
    </style:style>
    <style:style style:name="P14" style:parent-style-name="Textbody" style:family="paragraph">
      <style:text-properties style:font-name="Times New Roman" style:font-name-complex="Times New Roman" fo:font-size="14pt" style:font-size-asian="14pt"/>
    </style:style>
    <style:style style:name="P15" style:parent-style-name="Textbody" style:family="paragraph">
      <style:paragraph-properties fo:margin-top="0.002in" fo:margin-bottom="0in"/>
      <style:text-properties style:font-name="Times New Roman" style:font-name-complex="Times New Roman" fo:font-size="11pt" style:font-size-asian="11pt"/>
    </style:style>
    <style:style style:name="P16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7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8" style:parent-style-name="Textbody" style:family="paragraph">
      <style:paragraph-properties fo:text-align="center"/>
    </style:style>
    <style:style style:name="T1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P20" style:parent-style-name="Textbody" style:family="paragraph">
      <style:paragraph-properties fo:text-align="center"/>
      <style:text-properties style:font-name="Times New Roman" style:font-name-complex="Times New Roman" fo:font-size="14pt" style:font-size-asian="14pt"/>
    </style:style>
    <style:style style:name="P21" style:parent-style-name="Textbody" style:family="paragraph">
      <style:text-properties style:font-name="Times New Roman" style:font-name-complex="Times New Roman" fo:font-size="14pt" style:font-size-asian="14pt"/>
    </style:style>
    <style:style style:name="P22" style:parent-style-name="Textbody" style:family="paragraph">
      <style:text-properties style:font-name="Times New Roman" style:font-name-complex="Times New Roman" fo:font-size="14pt" style:font-size-asian="14pt"/>
    </style:style>
    <style:style style:name="P23" style:parent-style-name="Standard" style:family="paragraph">
      <style:paragraph-properties fo:margin-top="0.1673in" fo:line-height="155%" fo:margin-right="0.3826in">
        <style:tab-stops>
          <style:tab-stop style:type="left" style:position="5.5944in"/>
        </style:tab-stops>
      </style:paragraph-properties>
      <style:text-properties style:font-name="Times New Roman" style:font-name-complex="Times New Roman" fo:font-weight="bold" style:font-weight-asian="bold" style:text-scale="110%" fo:font-size="12.5pt" style:font-size-asian="12.5pt"/>
    </style:style>
    <style:style style:name="P24" style:parent-style-name="Standard" style:family="paragraph">
      <style:paragraph-properties fo:text-align="end" fo:margin-top="0.1673in" fo:line-height="155%" fo:margin-right="0.3826in">
        <style:tab-stops>
          <style:tab-stop style:type="left" style:position="5.5944in"/>
        </style:tab-stops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text-scale="110%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fo:letter-spacing="-0.002in" style:text-scale="110%" fo:font-size="14pt" style:font-size-asian="14pt" style:font-size-complex="14pt"/>
    </style:style>
    <style:style style:name="P27" style:parent-style-name="Standard" style:family="paragraph">
      <style:paragraph-properties fo:text-align="end" fo:margin-top="0.1673in" fo:line-height="155%" fo:margin-right="0.3826in">
        <style:tab-stops>
          <style:tab-stop style:type="left" style:position="5.5944in"/>
        </style:tab-stops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letter-spacing="-0.0361i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end" fo:margin-top="0.0833in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text-scale="125%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weight="bold" style:font-weight-asian="bold" fo:letter-spacing="-0.0312in" style:text-scale="125%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weight="bold" style:font-weight-asian="bold" style:text-scale="125%" fo:font-size="14pt" style:font-size-asian="14pt" style:font-size-complex="14pt"/>
    </style:style>
    <style:style style:name="P37" style:parent-style-name="Textbody" style:family="paragraph">
      <style:paragraph-properties fo:text-align="end" fo:margin-top="0.0006in" fo:margin-bottom="0in"/>
      <style:text-properties style:font-name="Times New Roman" style:font-name-complex="Times New Roman" fo:font-size="14pt" style:font-size-asian="14pt" style:font-size-complex="14pt"/>
    </style:style>
    <style:style style:name="P38" style:parent-style-name="Textbody" style:family="paragraph">
      <style:paragraph-properties fo:text-align="end" fo:margin-top="0.018in" fo:margin-bottom="0in" fo:margin-right="0.3826in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letter-spacing="-0.0062i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Textbody" style:family="paragraph">
      <style:text-properties style:font-name="Times New Roman" style:font-name-complex="Times New Roman" fo:font-size="11.5pt" style:font-size-asian="11.5pt"/>
    </style:style>
    <style:style style:name="P43" style:parent-style-name="Textbody" style:family="paragraph">
      <style:text-properties style:font-name="Times New Roman" style:font-name-complex="Times New Roman" fo:font-size="11.5pt" style:font-size-asian="11.5pt"/>
    </style:style>
    <style:style style:name="P44" style:parent-style-name="Textbody" style:family="paragraph">
      <style:text-properties style:font-name="Times New Roman" style:font-name-complex="Times New Roman" fo:font-size="11.5pt" style:font-size-asian="11.5pt"/>
    </style:style>
    <style:style style:name="P45" style:parent-style-name="Textbody" style:family="paragraph">
      <style:text-properties style:font-name="Times New Roman" style:font-name-complex="Times New Roman" fo:font-size="11.5pt" style:font-size-asian="11.5pt"/>
    </style:style>
    <style:style style:name="P46" style:parent-style-name="Textbody" style:family="paragraph">
      <style:text-properties style:font-name="Times New Roman" style:font-name-complex="Times New Roman" fo:font-size="11.5pt" style:font-size-asian="11.5pt"/>
    </style:style>
    <style:style style:name="P47" style:parent-style-name="Textbody" style:family="paragraph">
      <style:paragraph-properties fo:text-align="center" fo:margin-top="0.018in" fo:margin-bottom="0in" fo:line-height="145%" fo:margin-right="2.9784in"/>
      <style:text-properties style:font-name="Times New Roman" style:font-name-complex="Times New Roman" style:text-scale="95%"/>
    </style:style>
    <style:style style:name="P48" style:parent-style-name="Textbody" style:family="paragraph">
      <style:paragraph-properties fo:text-align="center" fo:margin-top="0.018in" fo:margin-bottom="0in" fo:line-height="145%" fo:margin-right="2.9784in"/>
      <style:text-properties style:font-name="Times New Roman" style:font-name-complex="Times New Roman" style:text-scale="95%"/>
    </style:style>
    <style:style style:name="P49" style:parent-style-name="Textbody" style:family="paragraph">
      <style:paragraph-properties fo:text-align="center" fo:margin-top="0.018in" fo:margin-bottom="0in" fo:line-height="145%" fo:margin-right="2.9784in"/>
    </style:style>
    <style:style style:name="T50" style:parent-style-name="Основнойшрифтабзаца" style:family="text">
      <style:text-properties style:font-name="Times New Roman" style:font-name-complex="Times New Roman" style:text-scale="95%"/>
    </style:style>
    <style:style style:name="T51" style:parent-style-name="Основнойшрифтабзаца" style:family="text">
      <style:text-properties style:font-name="Times New Roman" style:font-name-complex="Times New Roman" style:text-scale="95%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P53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4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5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6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7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8" style:parent-style-name="Textbody" style:family="paragraph">
      <style:paragraph-properties fo:margin-top="0.018in" fo:margin-bottom="0in" fo:line-height="145%"/>
      <style:text-properties style:font-name="Times New Roman" style:font-name-complex="Times New Roman" fo:font-weight="bold" style:font-weight-asian="bold" style:font-weight-complex="bold"/>
    </style:style>
    <style:style style:name="P59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0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1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2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3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4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5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6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7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8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69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0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1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2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3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4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5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6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7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8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79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0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1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2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3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4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5" style:parent-style-name="Textbody" style:family="paragraph">
      <style:paragraph-properties fo:margin-top="0.018in" fo:margin-bottom="0in" fo:line-height="145%"/>
      <style:text-properties style:font-name="Times New Roman" style:font-name-complex="Times New Roman"/>
    </style:style>
    <style:style style:name="P86" style:parent-style-name="Обычный" style:family="paragraph">
      <style:paragraph-properties fo:margin-left="0.1972in" fo:text-indent="-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87" style:parent-style-name="Обычный" style:family="paragraph">
      <style:paragraph-properties fo:margin-left="0.1972in" fo:text-indent="-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88" style:parent-style-name="Обычный" style:family="paragraph">
      <style:text-properties style:font-name="Times New Roman" style:font-name-complex="Times New Roman" fo:font-weight="bold" style:font-weight-asian="bold" style:font-weight-complex="bold"/>
    </style:style>
    <style:style style:name="P89" style:parent-style-name="Обычный" style:family="paragraph">
      <style:text-properties style:font-name="Times New Roman" style:font-name-complex="Times New Roman"/>
    </style:style>
    <style:style style:name="P90" style:parent-style-name="Обычный" style:family="paragraph">
      <style:text-properties style:font-name="Times New Roman" style:font-name-complex="Times New Roman"/>
    </style:style>
    <style:style style:name="P91" style:parent-style-name="Обычный" style:family="paragraph">
      <style:paragraph-properties fo:margin-left="0.1972in" fo:text-indent="-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92" style:parent-style-name="Обычный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Обычный" style:family="paragraph">
      <style:text-properties style:font-name="Times New Roman" style:font-name-complex="Times New Roman"/>
    </style:style>
    <style:style style:name="P94" style:parent-style-name="Обычный" style:family="paragraph">
      <style:text-properties style:font-name="Times New Roman" style:font-name-complex="Times New Roman"/>
    </style:style>
    <style:style style:name="P95" style:parent-style-name="Обычный" style:family="paragraph">
      <style:paragraph-properties fo:margin-left="0.1972in" fo:text-indent="-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96" style:parent-style-name="Обычный" style:family="paragraph">
      <style:text-properties style:font-name="Times New Roman" style:font-name-complex="Times New Roman" fo:font-weight="bold" style:font-weight-asian="bold" style:font-weight-complex="bold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/>
    </style:style>
    <style:style style:name="T104" style:parent-style-name="Основнойшрифтабзаца" style:family="text">
      <style:text-properties style:font-name="Times New Roman" style:font-name-complex="Times New Roman" fo:language="en" fo:country="US"/>
    </style:style>
    <style:style style:name="P10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1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150" style:parent-style-name="Обычный" style:family="paragraph">
      <style:text-properties style:font-name="Times New Roman" style:font-name-complex="Times New Roman" fo:font-size="9pt" style:font-size-asian="9pt" style:font-size-complex="9pt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/>
    </style:style>
    <style:style style:name="T153" style:parent-style-name="Основнойшрифтабзаца" style:family="text">
      <style:text-properties style:font-name="Times New Roman" style:font-name-complex="Times New Roman" fo:language="en" fo:country="US"/>
    </style:style>
    <style:style style:name="T154" style:parent-style-name="Основнойшрифтабзаца" style:family="text">
      <style:text-properties style:font-name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complex="Times New Roman" fo:language="en" fo:country="US"/>
    </style:style>
    <style:style style:name="T156" style:parent-style-name="Основнойшрифтабзаца" style:family="text">
      <style:text-properties style:font-name="Times New Roman" style:font-name-complex="Times New Roman"/>
    </style:style>
    <style:style style:name="T157" style:parent-style-name="Основнойшрифтабзаца" style:family="text">
      <style:text-properties style:font-name="Times New Roman" style:font-name-complex="Times New Roman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/>
    </style:style>
    <style:style style:name="T159" style:parent-style-name="Основнойшрифтабзаца" style:family="text">
      <style:text-properties style:font-name="Times New Roman" style:font-name-complex="Times New Roman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/>
    </style:style>
    <style:style style:name="T161" style:parent-style-name="Основнойшрифтабзаца" style:family="text">
      <style:text-properties style:font-name="Times New Roman" style:font-name-complex="Times New Roman"/>
    </style:style>
    <style:style style:name="T162" style:parent-style-name="Основнойшрифтабзаца" style:family="text">
      <style:text-properties style:font-name="Times New Roman" style:font-name-complex="Times New Roman" fo:language="en" fo:country="US"/>
    </style:style>
    <style:style style:name="T163" style:parent-style-name="Основнойшрифтабзаца" style:family="text">
      <style:text-properties style:font-name="Times New Roman" style:font-name-complex="Times New Roman"/>
    </style:style>
    <style:style style:name="T164" style:parent-style-name="Основнойшрифтабзаца" style:family="text">
      <style:text-properties style:font-name="Times New Roman" style:font-name-complex="Times New Roman" fo:language="en" fo:country="US"/>
    </style:style>
    <style:style style:name="T165" style:parent-style-name="Основнойшрифтабзаца" style:family="text">
      <style:text-properties style:font-name="Times New Roman" style:font-name-complex="Times New Roman"/>
    </style:style>
    <style:style style:name="T166" style:parent-style-name="Основнойшрифтабзаца" style:family="text">
      <style:text-properties style:font-name="Times New Roman" style:font-name-complex="Times New Roman" fo:language="en" fo:country="US"/>
    </style:style>
    <style:style style:name="T167" style:parent-style-name="Основнойшрифтабзаца" style:family="text">
      <style:text-properties style:font-name="Times New Roman" style:font-name-complex="Times New Roman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language="en" fo:country="US"/>
    </style:style>
    <style:style style:name="T169" style:parent-style-name="Основнойшрифтабзаца" style:family="text">
      <style:text-properties style:font-name="Times New Roman" style:font-name-complex="Times New Roman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language="en" fo:country="US"/>
    </style:style>
    <style:style style:name="P17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17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9" style:parent-style-name="Обычный" style:family="paragraph">
      <style:text-properties style:font-name="Times New Roman" style:font-name-complex="Times New Roman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/>
    </style:style>
    <style:style style:name="T181" style:parent-style-name="Основнойшрифтабзаца" style:family="text">
      <style:text-properties style:font-name="Times New Roman" style:font-name-complex="Times New Roman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language="en" fo:country="US"/>
    </style:style>
    <style:style style:name="T184" style:parent-style-name="Основнойшрифтабзаца" style:family="text">
      <style:text-properties style:font-name="Times New Roman" style:font-name-complex="Times New Roman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/>
    </style:style>
    <style:style style:name="T201" style:parent-style-name="Основнойшрифтабзаца" style:family="text">
      <style:text-properties style:font-name="Times New Roman" style:font-name-complex="Times New Roman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/>
    </style:style>
    <style:style style:name="T203" style:parent-style-name="Основнойшрифтабзаца" style:family="text">
      <style:text-properties style:font-name="Times New Roman" style:font-name-complex="Times New Roman" fo:language="en" fo:country="US"/>
    </style:style>
    <style:style style:name="T204" style:parent-style-name="Основнойшрифтабзаца" style:family="text">
      <style:text-properties style:font-name="Times New Roman" style:font-name-complex="Times New Roman"/>
    </style:style>
    <style:style style:name="T205" style:parent-style-name="Основнойшрифтабзаца" style:family="text">
      <style:text-properties style:font-name="Times New Roman" style:font-name-complex="Times New Roman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T207" style:parent-style-name="Основнойшрифтабзаца" style:family="text">
      <style:text-properties style:font-name="Times New Roman" style:font-name-complex="Times New Roman" fo:language="en" fo:country="US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/>
    </style:style>
    <style:style style:name="T218" style:parent-style-name="Основнойшрифтабзаца" style:family="text">
      <style:text-properties style:font-name="Times New Roman" style:font-name-complex="Times New Roman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/>
    </style:style>
    <style:style style:name="T220" style:parent-style-name="Основнойшрифтабзаца" style:family="text">
      <style:text-properties style:font-name="Times New Roman" style:font-name-complex="Times New Roman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/>
    </style:style>
    <style:style style:name="T222" style:parent-style-name="Основнойшрифтабзаца" style:family="text">
      <style:text-properties style:font-name="Times New Roman" style:font-name-complex="Times New Roman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/>
    </style:style>
    <style:style style:name="T224" style:parent-style-name="Основнойшрифтабзаца" style:family="text">
      <style:text-properties style:font-name="Times New Roman" style:font-name-complex="Times New Roman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/>
    </style:style>
    <style:style style:name="T226" style:parent-style-name="Основнойшрифтабзаца" style:family="text">
      <style:text-properties style:font-name="Times New Roman" style:font-name-complex="Times New Roman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/>
    </style:style>
    <style:style style:name="T228" style:parent-style-name="Основнойшрифтабзаца" style:family="text">
      <style:text-properties style:font-name="Times New Roman" style:font-name-complex="Times New Roman" fo:language="en" fo:country="US"/>
    </style:style>
    <style:style style:name="T229" style:parent-style-name="Основнойшрифтабзаца" style:family="text">
      <style:text-properties style:font-name="Times New Roman" style:font-name-complex="Times New Roman"/>
    </style:style>
    <style:style style:name="T230" style:parent-style-name="Основнойшрифтабзаца" style:family="text">
      <style:text-properties style:font-name="Times New Roman" style:font-name-complex="Times New Roman" fo:language="en" fo:country="US"/>
    </style:style>
    <style:style style:name="P23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9" style:parent-style-name="Обычный" style:family="paragraph">
      <style:text-properties style:font-name="Times New Roman" style:font-name-complex="Times New Roman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/>
    </style:style>
    <style:style style:name="T241" style:parent-style-name="Основнойшрифтабзаца" style:family="text">
      <style:text-properties style:font-name="Times New Roman" style:font-name-complex="Times New Roman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language="en" fo:country="US"/>
    </style:style>
    <style:style style:name="T243" style:parent-style-name="Основнойшрифтабзаца" style:family="text">
      <style:text-properties style:font-name="Times New Roman" style:font-name-complex="Times New Roman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language="en" fo:country="US"/>
    </style:style>
    <style:style style:name="T245" style:parent-style-name="Основнойшрифтабзаца" style:family="text">
      <style:text-properties style:font-name="Times New Roman" style:font-name-complex="Times New Roman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language="en" fo:country="US"/>
    </style:style>
    <style:style style:name="T247" style:parent-style-name="Основнойшрифтабзаца" style:family="text">
      <style:text-properties style:font-name="Times New Roman" style:font-name-complex="Times New Roman" fo:language="en" fo:country="US"/>
    </style:style>
    <style:style style:name="T248" style:parent-style-name="Основнойшрифтабзаца" style:family="text">
      <style:text-properties style:font-name="Times New Roman" style:font-name-complex="Times New Roman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fo:language="en" fo:country="US"/>
    </style:style>
    <style:style style:name="T250" style:parent-style-name="Основнойшрифтабзаца" style:family="text">
      <style:text-properties style:font-name="Times New Roman" style:font-name-complex="Times New Roman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language="en" fo:country="US"/>
    </style:style>
    <style:style style:name="T255" style:parent-style-name="Основнойшрифтабзаца" style:family="text">
      <style:text-properties style:font-name="Times New Roman" style:font-name-complex="Times New Roman"/>
    </style:style>
    <style:style style:name="T256" style:parent-style-name="Основнойшрифтабзаца" style:family="text">
      <style:text-properties style:font-name="Times New Roman" style:font-name-complex="Times New Roman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/>
    </style:style>
    <style:style style:name="T258" style:parent-style-name="Основнойшрифтабзаца" style:family="text">
      <style:text-properties style:font-name="Times New Roman" style:font-name-complex="Times New Roman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/>
    </style:style>
    <style:style style:name="T260" style:parent-style-name="Основнойшрифтабзаца" style:family="text">
      <style:text-properties style:font-name="Times New Roman" style:font-name-complex="Times New Roman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/>
    </style:style>
    <style:style style:name="T262" style:parent-style-name="Основнойшрифтабзаца" style:family="text">
      <style:text-properties style:font-name="Times New Roman" style:font-name-complex="Times New Roman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/>
    </style:style>
    <style:style style:name="T264" style:parent-style-name="Основнойшрифтабзаца" style:family="text">
      <style:text-properties style:font-name="Times New Roman" style:font-name-complex="Times New Roman" fo:language="en" fo:country="US"/>
    </style:style>
    <style:style style:name="T265" style:parent-style-name="Основнойшрифтабзаца" style:family="text">
      <style:text-properties style:font-name="Times New Roman" style:font-name-complex="Times New Roman"/>
    </style:style>
    <style:style style:name="T266" style:parent-style-name="Основнойшрифтабзаца" style:family="text">
      <style:text-properties style:font-name="Times New Roman" style:font-name-complex="Times New Roman" fo:language="en" fo:country="US"/>
    </style:style>
    <style:style style:name="T267" style:parent-style-name="Основнойшрифтабзаца" style:family="text">
      <style:text-properties style:font-name="Times New Roman" style:font-name-complex="Times New Roman"/>
    </style:style>
    <style:style style:name="T268" style:parent-style-name="Основнойшрифтабзаца" style:family="text">
      <style:text-properties style:font-name="Times New Roman" style:font-name-complex="Times New Roman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/>
    </style:style>
    <style:style style:name="T270" style:parent-style-name="Основнойшрифтабзаца" style:family="text">
      <style:text-properties style:font-name="Times New Roman" style:font-name-complex="Times New Roman" fo:language="en" fo:country="US"/>
    </style:style>
    <style:style style:name="T271" style:parent-style-name="Основнойшрифтабзаца" style:family="text">
      <style:text-properties style:font-name="Times New Roman" style:font-name-complex="Times New Roman"/>
    </style:style>
    <style:style style:name="T272" style:parent-style-name="Основнойшрифтабзаца" style:family="text">
      <style:text-properties style:font-name="Times New Roman" style:font-name-complex="Times New Roman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/>
    </style:style>
    <style:style style:name="T274" style:parent-style-name="Основнойшрифтабзаца" style:family="text">
      <style:text-properties style:font-name="Times New Roman" style:font-name-complex="Times New Roman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/>
    </style:style>
    <style:style style:name="T27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7" style:parent-style-name="Основнойшрифтабзаца" style:family="text">
      <style:text-properties style:font-name="Times New Roman" style:font-name-complex="Times New Roman"/>
    </style:style>
    <style:style style:name="T278" style:parent-style-name="Основнойшрифтабзаца" style:family="text">
      <style:text-properties style:font-name="Times New Roman" style:font-name-complex="Times New Roman"/>
    </style:style>
    <style:style style:name="T279" style:parent-style-name="Основнойшрифтабзаца" style:family="text">
      <style:text-properties style:font-name="Times New Roman" style:font-name-complex="Times New Roman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/>
    </style:style>
    <style:style style:name="T281" style:parent-style-name="Основнойшрифтабзаца" style:family="text">
      <style:text-properties style:font-name="Times New Roman" style:font-name-complex="Times New Roman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/>
    </style:style>
    <style:style style:name="T283" style:parent-style-name="Основнойшрифтабзаца" style:family="text">
      <style:text-properties style:font-name="Times New Roman" style:font-name-complex="Times New Roman" fo:language="en" fo:country="US"/>
    </style:style>
    <style:style style:name="T284" style:parent-style-name="Основнойшрифтабзаца" style:family="text">
      <style:text-properties style:font-name="Times New Roman" style:font-name-complex="Times New Roman"/>
    </style:style>
    <style:style style:name="T285" style:parent-style-name="Основнойшрифтабзаца" style:family="text">
      <style:text-properties style:font-name="Times New Roman" style:font-name-complex="Times New Roman" fo:language="en" fo:country="US"/>
    </style:style>
    <style:style style:name="T286" style:parent-style-name="Основнойшрифтабзаца" style:family="text">
      <style:text-properties style:font-name="Times New Roman" style:font-name-complex="Times New Roman"/>
    </style:style>
    <style:style style:name="T287" style:parent-style-name="Основнойшрифтабзаца" style:family="text">
      <style:text-properties style:font-name="Times New Roman" style:font-name-complex="Times New Roman" fo:language="en" fo:country="US"/>
    </style:style>
    <style:style style:name="T288" style:parent-style-name="Основнойшрифтабзаца" style:family="text">
      <style:text-properties style:font-name="Times New Roman" style:font-name-complex="Times New Roman" fo:language="en" fo:country="US"/>
    </style:style>
    <style:style style:name="T289" style:parent-style-name="Основнойшрифтабзаца" style:family="text">
      <style:text-properties style:font-name="Times New Roman" style:font-name-complex="Times New Roman" fo:language="en" fo:country="US"/>
    </style:style>
    <style:style style:name="P29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303" style:parent-style-name="Обычный" style:family="paragraph">
      <style:text-properties style:font-name="Times New Roman" style:font-name-complex="Times New Roman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/>
    </style:style>
    <style:style style:name="T305" style:parent-style-name="Основнойшрифтабзаца" style:family="text">
      <style:text-properties style:font-name="Times New Roman" style:font-name-complex="Times New Roman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/>
    </style:style>
    <style:style style:name="T307" style:parent-style-name="Основнойшрифтабзаца" style:family="text">
      <style:text-properties style:font-name="Times New Roman" style:font-name-complex="Times New Roman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/>
    </style:style>
    <style:style style:name="T309" style:parent-style-name="Основнойшрифтабзаца" style:family="text">
      <style:text-properties style:font-name="Times New Roman" style:font-name-complex="Times New Roman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/>
    </style:style>
    <style:style style:name="T311" style:parent-style-name="Основнойшрифтабзаца" style:family="text">
      <style:text-properties style:font-name="Times New Roman" style:font-name-complex="Times New Roman" fo:language="en" fo:country="US"/>
    </style:style>
    <style:style style:name="T312" style:parent-style-name="Основнойшрифтабзаца" style:family="text">
      <style:text-properties style:font-name="Times New Roman" style:font-name-complex="Times New Roman"/>
    </style:style>
    <style:style style:name="T313" style:parent-style-name="Основнойшрифтабзаца" style:family="text">
      <style:text-properties style:font-name="Times New Roman" style:font-name-complex="Times New Roman" fo:language="en" fo:country="US"/>
    </style:style>
    <style:style style:name="T314" style:parent-style-name="Основнойшрифтабзаца" style:family="text">
      <style:text-properties style:font-name="Times New Roman" style:font-name-complex="Times New Roman"/>
    </style:style>
    <style:style style:name="T315" style:parent-style-name="Основнойшрифтабзаца" style:family="text">
      <style:text-properties style:font-name="Times New Roman" style:font-name-complex="Times New Roman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/>
    </style:style>
    <style:style style:name="T317" style:parent-style-name="Основнойшрифтабзаца" style:family="text">
      <style:text-properties style:font-name="Times New Roman" style:font-name-complex="Times New Roman" fo:language="en" fo:country="US"/>
    </style:style>
    <style:style style:name="T318" style:parent-style-name="Основнойшрифтабзаца" style:family="text">
      <style:text-properties style:font-name="Times New Roman" style:font-name-complex="Times New Roman"/>
    </style:style>
    <style:style style:name="T319" style:parent-style-name="Основнойшрифтабзаца" style:family="text">
      <style:text-properties style:font-name="Times New Roman" style:font-name-complex="Times New Roman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/>
    </style:style>
    <style:style style:name="T321" style:parent-style-name="Основнойшрифтабзаца" style:family="text">
      <style:text-properties style:font-name="Times New Roman" style:font-name-complex="Times New Roman" fo:language="en" fo:country="US"/>
    </style:style>
    <style:style style:name="T322" style:parent-style-name="Основнойшрифтабзаца" style:family="text">
      <style:text-properties style:font-name="Times New Roman" style:font-name-complex="Times New Roman"/>
    </style:style>
    <style:style style:name="T323" style:parent-style-name="Основнойшрифтабзаца" style:family="text">
      <style:text-properties style:font-name="Times New Roman" style:font-name-complex="Times New Roman" fo:language="en" fo:country="US"/>
    </style:style>
    <style:style style:name="T324" style:parent-style-name="Основнойшрифтабзаца" style:family="text">
      <style:text-properties style:font-name="Times New Roman" style:font-name-complex="Times New Roman"/>
    </style:style>
    <style:style style:name="T325" style:parent-style-name="Основнойшрифтабзаца" style:family="text">
      <style:text-properties style:font-name="Times New Roman" style:font-name-complex="Times New Roman" fo:language="en" fo:country="US"/>
    </style:style>
    <style:style style:name="T326" style:parent-style-name="Основнойшрифтабзаца" style:family="text">
      <style:text-properties style:font-name="Times New Roman" style:font-name-complex="Times New Roman"/>
    </style:style>
    <style:style style:name="T327" style:parent-style-name="Основнойшрифтабзаца" style:family="text">
      <style:text-properties style:font-name="Times New Roman" style:font-name-complex="Times New Roman" fo:language="en" fo:country="US"/>
    </style:style>
    <style:style style:name="T328" style:parent-style-name="Основнойшрифтабзаца" style:family="text">
      <style:text-properties style:font-name="Times New Roman" style:font-name-complex="Times New Roman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language="en" fo:country="US"/>
    </style:style>
    <style:style style:name="P33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33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6" style:parent-style-name="Обычный" style:family="paragraph">
      <style:text-properties style:font-name="Times New Roman" style:font-name-complex="Times New Roman" fo:language="en" fo:country="US"/>
    </style:style>
    <style:style style:name="P337" style:parent-style-name="Обычный" style:family="paragraph">
      <style:text-properties style:font-name="Times New Roman" style:font-name-complex="Times New Roman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T339" style:parent-style-name="Основнойшрифтабзаца" style:family="text">
      <style:text-properties style:font-name="Times New Roman" style:font-name-complex="Times New Roman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language="en" fo:country="US"/>
    </style:style>
    <style:style style:name="T341" style:parent-style-name="Основнойшрифтабзаца" style:family="text">
      <style:text-properties style:font-name="Times New Roman" style:font-name-complex="Times New Roman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language="en" fo:country="US"/>
    </style:style>
    <style:style style:name="T343" style:parent-style-name="Основнойшрифтабзаца" style:family="text">
      <style:text-properties style:font-name="Times New Roman" style:font-name-complex="Times New Roman" fo:language="en" fo:country="US"/>
    </style:style>
    <style:style style:name="T344" style:parent-style-name="Основнойшрифтабзаца" style:family="text">
      <style:text-properties style:font-name="Times New Roman" style:font-name-complex="Times New Roman"/>
    </style:style>
    <style:style style:name="T345" style:parent-style-name="Основнойшрифтабзаца" style:family="text">
      <style:text-properties style:font-name="Times New Roman" style:font-name-complex="Times New Roman" fo:language="en" fo:country="US"/>
    </style:style>
    <style:style style:name="T346" style:parent-style-name="Основнойшрифтабзаца" style:family="text">
      <style:text-properties style:font-name="Times New Roman" style:font-name-complex="Times New Roman"/>
    </style:style>
    <style:style style:name="T347" style:parent-style-name="Основнойшрифтабзаца" style:family="text">
      <style:text-properties style:font-name="Times New Roman" style:font-name-complex="Times New Roman" fo:language="en" fo:country="US"/>
    </style:style>
    <style:style style:name="T348" style:parent-style-name="Основнойшрифтабзаца" style:family="text">
      <style:text-properties style:font-name="Times New Roman" style:font-name-complex="Times New Roman"/>
    </style:style>
    <style:style style:name="T349" style:parent-style-name="Основнойшрифтабзаца" style:family="text">
      <style:text-properties style:font-name="Times New Roman" style:font-name-complex="Times New Roman" fo:language="en" fo:country="US"/>
    </style:style>
    <style:style style:name="T350" style:parent-style-name="Основнойшрифтабзаца" style:family="text">
      <style:text-properties style:font-name="Times New Roman" style:font-name-complex="Times New Roman"/>
    </style:style>
    <style:style style:name="T351" style:parent-style-name="Основнойшрифтабзаца" style:family="text">
      <style:text-properties style:font-name="Times New Roman" style:font-name-complex="Times New Roman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/>
    </style:style>
    <style:style style:name="T353" style:parent-style-name="Основнойшрифтабзаца" style:family="text">
      <style:text-properties style:font-name="Times New Roman" style:font-name-complex="Times New Roman" fo:language="en" fo:country="US"/>
    </style:style>
    <style:style style:name="T354" style:parent-style-name="Основнойшрифтабзаца" style:family="text">
      <style:text-properties style:font-name="Times New Roman" style:font-name-complex="Times New Roman"/>
    </style:style>
    <style:style style:name="T355" style:parent-style-name="Основнойшрифтабзаца" style:family="text">
      <style:text-properties style:font-name="Times New Roman" style:font-name-complex="Times New Roman" fo:language="en" fo:country="US"/>
    </style:style>
    <style:style style:name="T356" style:parent-style-name="Основнойшрифтабзаца" style:family="text">
      <style:text-properties style:font-name="Times New Roman" style:font-name-complex="Times New Roman"/>
    </style:style>
    <style:style style:name="T357" style:parent-style-name="Основнойшрифтабзаца" style:family="text">
      <style:text-properties style:font-name="Times New Roman" style:font-name-complex="Times New Roman" fo:language="en" fo:country="US"/>
    </style:style>
    <style:style style:name="T358" style:parent-style-name="Основнойшрифтабзаца" style:family="text">
      <style:text-properties style:font-name="Times New Roman" style:font-name-complex="Times New Roman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 fo:language="en" fo:country="US"/>
    </style:style>
    <style:style style:name="P36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7" style:parent-style-name="Обычный" style:family="paragraph">
      <style:text-properties style:font-name="Times New Roman" style:font-name-complex="Times New Roman" fo:language="en" fo:country="US"/>
    </style:style>
    <style:style style:name="T368" style:parent-style-name="Основнойшрифтабзаца" style:family="text">
      <style:text-properties style:font-name="Times New Roman" style:font-name-complex="Times New Roman"/>
    </style:style>
    <style:style style:name="T369" style:parent-style-name="Основнойшрифтабзаца" style:family="text">
      <style:text-properties style:font-name="Times New Roman" style:font-name-complex="Times New Roman" fo:language="en" fo:country="US"/>
    </style:style>
    <style:style style:name="T370" style:parent-style-name="Основнойшрифтабзаца" style:family="text">
      <style:text-properties style:font-name="Times New Roman" style:font-name-complex="Times New Roman" fo:language="en" fo:country="US"/>
    </style:style>
    <style:style style:name="T371" style:parent-style-name="Основнойшрифтабзаца" style:family="text">
      <style:text-properties style:font-name="Times New Roman" style:font-name-complex="Times New Roman" fo:language="en" fo:country="US"/>
    </style:style>
    <style:style style:name="T372" style:parent-style-name="Основнойшрифтабзаца" style:family="text">
      <style:text-properties style:font-name="Times New Roman" style:font-name-complex="Times New Roman" fo:language="en" fo:country="US"/>
    </style:style>
    <style:style style:name="T373" style:parent-style-name="Основнойшрифтабзаца" style:family="text">
      <style:text-properties style:font-name="Times New Roman" style:font-name-complex="Times New Roman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/>
    </style:style>
    <style:style style:name="T375" style:parent-style-name="Основнойшрифтабзаца" style:family="text">
      <style:text-properties style:font-name="Times New Roman" style:font-name-complex="Times New Roman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/>
    </style:style>
    <style:style style:name="T377" style:parent-style-name="Основнойшрифтабзаца" style:family="text">
      <style:text-properties style:font-name="Times New Roman" style:font-name-complex="Times New Roman" fo:language="en" fo:country="US"/>
    </style:style>
    <style:style style:name="T378" style:parent-style-name="Основнойшрифтабзаца" style:family="text">
      <style:text-properties style:font-name="Times New Roman" style:font-name-complex="Times New Roman"/>
    </style:style>
    <style:style style:name="T379" style:parent-style-name="Основнойшрифтабзаца" style:family="text">
      <style:text-properties style:font-name="Times New Roman" style:font-name-complex="Times New Roman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/>
    </style:style>
    <style:style style:name="T381" style:parent-style-name="Основнойшрифтабзаца" style:family="text">
      <style:text-properties style:font-name="Times New Roman" style:font-name-complex="Times New Roman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/>
    </style:style>
    <style:style style:name="T383" style:parent-style-name="Основнойшрифтабзаца" style:family="text">
      <style:text-properties style:font-name="Times New Roman" style:font-name-complex="Times New Roman" fo:language="en" fo:country="US"/>
    </style:style>
    <style:style style:name="T384" style:parent-style-name="Основнойшрифтабзаца" style:family="text">
      <style:text-properties style:font-name="Times New Roman" style:font-name-complex="Times New Roman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language="en" fo:country="US"/>
    </style:style>
    <style:style style:name="T388" style:parent-style-name="Основнойшрифтабзаца" style:family="text">
      <style:text-properties style:font-name="Times New Roman" style:font-name-complex="Times New Roman"/>
    </style:style>
    <style:style style:name="T389" style:parent-style-name="Основнойшрифтабзаца" style:family="text">
      <style:text-properties style:font-name="Times New Roman" style:font-name-complex="Times New Roman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/>
    </style:style>
    <style:style style:name="T391" style:parent-style-name="Основнойшрифтабзаца" style:family="text">
      <style:text-properties style:font-name="Times New Roman" style:font-name-complex="Times New Roman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/>
    </style:style>
    <style:style style:name="T393" style:parent-style-name="Основнойшрифтабзаца" style:family="text">
      <style:text-properties style:font-name="Times New Roman" style:font-name-complex="Times New Roman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/>
    </style:style>
    <style:style style:name="T395" style:parent-style-name="Основнойшрифтабзаца" style:family="text">
      <style:text-properties style:font-name="Times New Roman" style:font-name-complex="Times New Roman" fo:language="en" fo:country="US"/>
    </style:style>
    <style:style style:name="T396" style:parent-style-name="Основнойшрифтабзаца" style:family="text">
      <style:text-properties style:font-name="Times New Roman" style:font-name-complex="Times New Roman"/>
    </style:style>
    <style:style style:name="T397" style:parent-style-name="Основнойшрифтабзаца" style:family="text">
      <style:text-properties style:font-name="Times New Roman" style:font-name-complex="Times New Roman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/>
    </style:style>
    <style:style style:name="T399" style:parent-style-name="Основнойшрифтабзаца" style:family="text">
      <style:text-properties style:font-name="Times New Roman" style:font-name-complex="Times New Roman" fo:language="en" fo:country="US"/>
    </style:style>
    <style:style style:name="T400" style:parent-style-name="Основнойшрифтабзаца" style:family="text">
      <style:text-properties style:font-name="Times New Roman" style:font-name-complex="Times New Roman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language="en" fo:country="US"/>
    </style:style>
    <style:style style:name="P40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0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0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0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0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410" style:parent-style-name="Обычный" style:family="paragraph">
      <style:text-properties style:font-name="Times New Roman" style:font-name-complex="Times New Roman"/>
    </style:style>
    <style:style style:name="T411" style:parent-style-name="Основнойшрифтабзаца" style:family="text">
      <style:text-properties style:font-name="Times New Roman" style:font-name-complex="Times New Roman"/>
    </style:style>
    <style:style style:name="T412" style:parent-style-name="Основнойшрифтабзаца" style:family="text">
      <style:text-properties style:font-name="Times New Roman" style:font-name-complex="Times New Roman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/>
    </style:style>
    <style:style style:name="T414" style:parent-style-name="Основнойшрифтабзаца" style:family="text">
      <style:text-properties style:font-name="Times New Roman" style:font-name-complex="Times New Roman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/>
    </style:style>
    <style:style style:name="T416" style:parent-style-name="Основнойшрифтабзаца" style:family="text">
      <style:text-properties style:font-name="Times New Roman" style:font-name-complex="Times New Roman" fo:language="en" fo:country="US"/>
    </style:style>
    <style:style style:name="P41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1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1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7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2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3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3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3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3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34" style:parent-style-name="Обычный" style:family="paragraph">
      <style:text-properties style:font-name="Times New Roman" style:font-name-complex="Times New Roman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/>
    </style:style>
    <style:style style:name="T436" style:parent-style-name="Основнойшрифтабзаца" style:family="text">
      <style:text-properties style:font-name="Times New Roman" style:font-name-complex="Times New Roman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/>
    </style:style>
    <style:style style:name="T438" style:parent-style-name="Основнойшрифтабзаца" style:family="text">
      <style:text-properties style:font-name="Times New Roman" style:font-name-complex="Times New Roman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/>
    </style:style>
    <style:style style:name="T440" style:parent-style-name="Основнойшрифтабзаца" style:family="text">
      <style:text-properties style:font-name="Times New Roman" style:font-name-complex="Times New Roman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/>
    </style:style>
    <style:style style:name="T442" style:parent-style-name="Основнойшрифтабзаца" style:family="text">
      <style:text-properties style:font-name="Times New Roman" style:font-name-complex="Times New Roman" fo:language="en" fo:country="US"/>
    </style:style>
    <style:style style:name="T443" style:parent-style-name="Основнойшрифтабзаца" style:family="text">
      <style:text-properties style:font-name="Times New Roman" style:font-name-complex="Times New Roman"/>
    </style:style>
    <style:style style:name="T444" style:parent-style-name="Основнойшрифтабзаца" style:family="text">
      <style:text-properties style:font-name="Times New Roman" style:font-name-complex="Times New Roman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/>
    </style:style>
    <style:style style:name="T446" style:parent-style-name="Основнойшрифтабзаца" style:family="text">
      <style:text-properties style:font-name="Times New Roman" style:font-name-complex="Times New Roman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/>
    </style:style>
    <style:style style:name="T448" style:parent-style-name="Основнойшрифтабзаца" style:family="text">
      <style:text-properties style:font-name="Times New Roman" style:font-name-complex="Times New Roman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5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P45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5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5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54" style:parent-style-name="Обычный" style:family="paragraph">
      <style:text-properties style:font-name="Times New Roman" style:font-name-complex="Times New Roman" fo:language="en" fo:country="US"/>
    </style:style>
    <style:style style:name="T455" style:parent-style-name="Основнойшрифтабзаца" style:family="text">
      <style:text-properties style:font-name="Times New Roman" style:font-name-complex="Times New Roman"/>
    </style:style>
    <style:style style:name="T456" style:parent-style-name="Основнойшрифтабзаца" style:family="text">
      <style:text-properties style:font-name="Times New Roman" style:font-name-complex="Times New Roman" fo:language="en" fo:country="US"/>
    </style:style>
    <style:style style:name="T457" style:parent-style-name="Основнойшрифтабзаца" style:family="text">
      <style:text-properties style:font-name="Times New Roman" style:font-name-complex="Times New Roman" fo:language="en" fo:country="US"/>
    </style:style>
    <style:style style:name="T458" style:parent-style-name="Основнойшрифтабзаца" style:family="text">
      <style:text-properties style:font-name="Times New Roman" style:font-name-complex="Times New Roman"/>
    </style:style>
    <style:style style:name="T459" style:parent-style-name="Основнойшрифтабзаца" style:family="text">
      <style:text-properties style:font-name="Times New Roman" style:font-name-complex="Times New Roman" fo:language="en" fo:country="US"/>
    </style:style>
    <style:style style:name="P46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66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6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7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7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74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7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477" style:parent-style-name="Обычный" style:family="paragraph">
      <style:text-properties style:font-name="Times New Roman" style:font-name-complex="Times New Roman" fo:font-size="10pt" style:font-size-asian="10pt" style:font-size-complex="10pt"/>
    </style:style>
    <style:style style:name="P478" style:parent-style-name="Обычный" style:family="paragraph">
      <style:text-properties style:font-name="Times New Roman" style:font-name-complex="Times New Roman"/>
    </style:style>
    <style:style style:name="T479" style:parent-style-name="Основнойшрифтабзаца" style:family="text">
      <style:text-properties style:font-name="Times New Roman" style:font-name-complex="Times New Roman"/>
    </style:style>
    <style:style style:name="T480" style:parent-style-name="Основнойшрифтабзаца" style:family="text">
      <style:text-properties style:font-name="Times New Roman" style:font-name-complex="Times New Roman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/>
    </style:style>
    <style:style style:name="T482" style:parent-style-name="Основнойшрифтабзаца" style:family="text">
      <style:text-properties style:font-name="Times New Roman" style:font-name-complex="Times New Roman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/>
    </style:style>
    <style:style style:name="T484" style:parent-style-name="Основнойшрифтабзаца" style:family="text">
      <style:text-properties style:font-name="Times New Roman" style:font-name-complex="Times New Roman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/>
    </style:style>
    <style:style style:name="T486" style:parent-style-name="Основнойшрифтабзаца" style:family="text">
      <style:text-properties style:font-name="Times New Roman" style:font-name-complex="Times New Roman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language="en" fo:country="US"/>
    </style:style>
    <style:style style:name="T488" style:parent-style-name="Основнойшрифтабзаца" style:family="text">
      <style:text-properties style:font-name="Times New Roman" style:font-name-complex="Times New Roman" fo:language="en" fo:country="US"/>
    </style:style>
    <style:style style:name="P489" style:parent-style-name="Обычный" style:family="paragraph">
      <style:text-properties style:font-name="Times New Roman" style:font-name-complex="Times New Roman" fo:language="en" fo:country="US"/>
    </style:style>
    <style:style style:name="P49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9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92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93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94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495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4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49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500" style:parent-style-name="Обычный" style:family="paragraph">
      <style:text-properties style:font-name="Times New Roman" style:font-name-complex="Times New Roman" fo:font-size="10pt" style:font-size-asian="10pt" style:font-size-complex="10pt"/>
    </style:style>
    <style:style style:name="T501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506" style:parent-style-name="Обычный" style:family="paragraph">
      <style:text-properties style:font-name="Times New Roman" style:font-name-complex="Times New Roman"/>
    </style:style>
    <style:style style:name="P507" style:parent-style-name="Обычный" style:family="paragraph">
      <style:text-properties style:font-name="Times New Roman" style:font-name-complex="Times New Roman"/>
    </style:style>
    <style:style style:name="P508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09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10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511" style:parent-style-name="Обычный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1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5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P520" style:parent-style-name="Обычный" style:family="paragraph">
      <style:text-properties style:font-name="Times New Roman" style:font-name-complex="Times New Roman"/>
    </style:style>
    <style:style style:name="P521" style:parent-style-name="Обычный" style:family="paragraph">
      <style:paragraph-properties fo:margin-left="0.1972in" fo:text-indent="-0.1972in">
        <style:tab-stops/>
      </style:paragraph-properties>
      <style:text-properties style:font-name="Times New Roman" style:font-name-complex="Times New Roman" fo:font-weight="bold" style:font-weight-asian="bold" style:font-weight-complex="bold"/>
    </style:style>
    <style:style style:name="P522" style:parent-style-name="Обычный" style:family="paragraph">
      <style:text-properties style:font-name="Times New Roman" style:font-name-complex="Times New Roman" fo:font-weight="bold" style:font-weight-asian="bold" style:font-weight-complex="bold"/>
    </style:style>
    <style:style style:name="P523" style:parent-style-name="Обычный" style:family="paragraph">
      <style:text-properties style:font-name="Times New Roman" style:font-name-complex="Times New Roman"/>
    </style:style>
    <style:style style:name="P524" style:parent-style-name="Обычный" style:family="paragraph">
      <style:text-properties style:font-name="Times New Roman" style:font-name-complex="Times New Roman"/>
    </style:style>
    <style:style style:name="T5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2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2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2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2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3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4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5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6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7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8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59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0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1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2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3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4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5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6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7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8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69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0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1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2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3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4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5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6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7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8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79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0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1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2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3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4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5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6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7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8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89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0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1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2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3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4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5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6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79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0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1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2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3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4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5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6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7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988" style:parent-style-name="Обычный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T98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</office:automatic-styles>
  <office:body>
    <office:text text:use-soft-page-breaks="true">
      <text:p text:style-name="P1"><text:span text:style-name="T2">Санкт-Петербургский Политехнический Университет Петра<text:s/></text:span><text:span text:style-name="T3">Великого</text:span></text:p>
      <text:p text:style-name="P4"><text:span text:style-name="T5">Институт компьютерных наук и</text:span><text:span text:style-name="T6"><text:s/></text:span><text:span text:style-name="T7">технологий</text:span></text:p>
      <text:p text:style-name="P8">Кафедра компьютерных систем и программных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><text:tab/><text:tab/><text:tab/><text:tab/><text:tab/><text:tab/></text:p>
      <text:p text:style-name="P16">ОТЧЕТ</text:p>
      <text:p text:style-name="P17">по<text:s/>лабораторной работе</text:p>
      <text:p text:style-name="P18"><text:span text:style-name="T19">«Генератор тестовых данных»</text:span></text:p>
      <text:p text:style-name="P20">По дисциплине «Базы данных»</text:p>
      <text:p text:style-name="P21"/>
      <text:p text:style-name="P22"/>
      <text:p text:style-name="P23"/>
      <text:p text:style-name="P24"><text:span text:style-name="T25">Работу <text:s/>выполнил <text:s/></text:span><text:span text:style-name="T26">студент</text:span></text:p>
      <text:p text:style-name="P27"><text:span text:style-name="T28">Группа<text:s/></text:span><text:span text:style-name="T29"><text:s/></text:span><text:span text:style-name="T30">43501/3 Кур</text:span><text:span text:style-name="T31">я</text:span><text:span text:style-name="T32">кин Д. А.</text:span></text:p>
      <text:p text:style-name="P33"><text:span text:style-name="T34">Работу принял</text:span><text:span text:style-name="T35"><text:s/></text:span><text:span text:style-name="T36">преподаватель</text:span></text:p>
      <text:p text:style-name="P37"><text:tab/></text:p>
      <text:p text:style-name="P38"><text:span text:style-name="T39">Мяснов</text:span><text:span text:style-name="T40"><text:s/></text:span><text:span text:style-name="T41">А.В.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><text:s text:c="64"/>Санкт-Петербург</text:p>
      <text:p text:style-name="P49"><text:span text:style-name="T50"><text:s text:c="29"/></text:span><text:span text:style-name="T51"><text:s text:c="34"/></text:span><text:span text:style-name="T52">2020</text:span></text:p>
      <text:soft-page-break/>
      <text:p text:style-name="P53">Содержание</text:p>
      <text:p text:style-name="P54">1. Цель работы<text:tab/><text:tab/><text:tab/><text:tab/><text:tab/><text:tab/><text:tab/><text:tab/><text:tab/><text:tab/><text:tab/><text:s text:c="4"/>3</text:p>
      <text:p text:style-name="P55">2. Программа работы<text:tab/><text:tab/><text:tab/><text:tab/><text:tab/><text:tab/><text:tab/><text:tab/><text:tab/><text:tab/><text:s text:c="4"/>3</text:p>
      <text:p text:style-name="P56">3. Выполнение работы<text:tab/><text:tab/><text:tab/><text:tab/><text:tab/><text:tab/><text:tab/><text:tab/><text:tab/><text:s/><text:tab/><text:s text:c="4"/>3</text:p>
      <text:p text:style-name="P57">4. Вывод<text:tab/><text:tab/><text:tab/><text:tab/><text:tab/><text:tab/><text:tab/><text:tab/><text:tab/><text:tab/><text:tab/><text:tab/><text:s text:c="4"/>5</text:p>
      <text:p text:style-name="P58">Листинги<text:tab/><text:tab/><text:tab/><text:tab/><text:tab/><text:tab/><text:tab/><text:tab/><text:tab/><text:tab/><text:tab/><text:tab/><text:s text:c="4"/>5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soft-page-break/>
      <text:p text:style-name="P87">1.<text:tab/>Цель работы</text:p>
      <text:p text:style-name="P88"><text:tab/></text:p>
      <text:p text:style-name="P89"><text:tab/>Сформировать набор данных, позволяющий производить операции на реальных объемах данных.</text:p>
      <text:p text:style-name="P90"/>
      <text:p text:style-name="P91">2.<text:tab/>Программа работы</text:p>
      <text:p text:style-name="P92"/>
      <text:p text:style-name="P93"><text:tab/>Реализация в виде программы параметризуемого генератора, который позволит сформировать набор связанных данных в каждой таблице.</text:p>
      <text:p text:style-name="P94"/>
      <text:p text:style-name="P95">3.<text:tab/>Выполнение работы</text:p>
      <text:p text:style-name="P96"/>
      <text:p text:style-name="Обычный"><text:span text:style-name="T97">В качестве языка программирования был выбран Python 3. Для каждой основной таблицы была создана функция, которая заполняет тестовыми данными, как основную таблицу так и связующие с ней таблицы. Пример</text:span><text:span text:style-name="T98"><text:s/></text:span><text:span text:style-name="T99">функции</text:span><text:span text:style-name="T100"><text:s/></text:span><text:span text:style-name="T101">выполняющей</text:span><text:span text:style-name="T102"><text:s/></text:span><text:span text:style-name="T103">заполнение</text:span><text:span text:style-name="T104">:</text:span></text:p>
      <text:p text:style-name="P105">def generate_car(sizeCar):</text:p>
      <text:p text:style-name="P106"><text:s text:c="4"/>if sizeCar &gt; 0:</text:p>
      <text:p text:style-name="P107"><text:s text:c="8"/>md_table = get_table('machine_directory')</text:p>
      <text:p text:style-name="P108"><text:s text:c="8"/>size_md = len(md_table)</text:p>
      <text:p text:style-name="P109"><text:s text:c="8"/>categories_table = get_table('dir_categories')</text:p>
      <text:p text:style-name="P110"><text:s text:c="8"/>size_categories = len(categories_table)</text:p>
      <text:p text:style-name="P111"><text:s text:c="8"/>people_table = get_table('people')</text:p>
      <text:p text:style-name="P112"><text:s text:c="8"/>size_people = len(people_table)</text:p>
      <text:p text:style-name="P113"><text:s text:c="8"/>if size_md &gt; 0 and size_categories &gt; 0 and size_people &gt; 0:</text:p>
      <text:p text:style-name="P114"><text:s text:c="12"/>md_key = []</text:p>
      <text:p text:style-name="P115"><text:s text:c="12"/>categories_key = []</text:p>
      <text:p text:style-name="P116"><text:s text:c="12"/>people_key = []</text:p>
      <text:p text:style-name="P117"><text:s text:c="12"/>max_ints = sizeCar</text:p>
      <text:p text:style-name="P118"><text:s text:c="12"/>car_table =<text:s/>get_table('car')</text:p>
      <text:p text:style-name="P119"/>
      <text:p text:style-name="P120"><text:s text:c="12"/>registration_plate = get_list_int(car_table, "registration_plate", 1, 1000000, sizeCar)</text:p>
      <text:p text:style-name="P121"><text:s text:c="12"/>if max_ints &gt; len(registration_plate):</text:p>
      <text:p text:style-name="P122"><text:s text:c="16"/>max_ints = len(registration_plate)</text:p>
      <text:p text:style-name="P123"><text:s text:c="12"/>for j in range(0,<text:s/>sizeCar):</text:p>
      <text:p text:style-name="P124"><text:s text:c="16"/>md = random.randint(1, size_md - 1)</text:p>
      <text:p text:style-name="P125"><text:s text:c="16"/>md_key.append(get_value(md_table, "id", md))</text:p>
      <text:p text:style-name="P126"><text:s text:c="12"/>for j in range(0, sizeCar):</text:p>
      <text:p text:style-name="P127"><text:s text:c="16"/>categories = random.randint(1, size_categories - 1)</text:p>
      <text:p text:style-name="P128"><text:s text:c="16"/>categories_key.append(get_value(people_table, "id", categories))</text:p>
      <text:p text:style-name="P129"><text:s text:c="12"/>for j in range(0, sizeCar):</text:p>
      <text:p text:style-name="P130"><text:s text:c="16"/>people = random.randint(1, size_md - 1)</text:p>
      <text:p text:style-name="P131"><text:s text:c="16"/>people_key.append(get_value(people_table, "id", people))</text:p>
      <text:p text:style-name="P132"/>
      <text:p text:style-name="P133"><text:s text:c="12"/>if max_ints &lt; sizeCar:</text:p>
      <text:p text:style-name="P134"><text:s text:c="16"/>print('Only ' + str(max_ints) + ' entries can be added to the driver_licens table.')</text:p>
      <text:p text:style-name="P135"><text:s text:c="12"/>with conn.cursor() as cursor:</text:p>
      <text:p text:style-name="P136"><text:s text:c="16"/>for i in range(0, max_ints):</text:p>
      <text:p text:style-name="P137"><text:s text:c="20"/>cursor.execute(</text:p>
      <text:p text:style-name="P138"><text:s text:c="24"/>"INSERT INTO car (registration_plate, brand_and_monel, categories, people_id) VALUES (%s,%s, %s,%s)",</text:p>
      <text:p text:style-name="P139"><text:s text:c="24"/>(registration_plate[i], md_key[i], categories_key[i], people_key[i]))</text:p>
      <text:p text:style-name="P140"><text:s text:c="20"/>y = random.randint(17, 20)</text:p>
      <text:p text:style-name="P141"><text:s text:c="16"/><text:s text:c="4"/>m = random.randint(1, 12)</text:p>
      <text:p text:style-name="P142"><text:s text:c="20"/>d = random.randint(1, 28)</text:p>
      <text:p text:style-name="P143"><text:s text:c="20"/>cursor.execute(</text:p>
      <text:p text:style-name="P144"><text:s text:c="24"/>"INSERT INTO osago (data_and_time_of_issue, end_date_and_time, car) VALUES (%s, %s, %s)",</text:p>
      <text:p text:style-name="P145"><text:s text:c="24"/>(datetime.date(2000 + y, m, d), datetime.date(2000 + y + 1, m, d), registration_plate[i]))</text:p>
      <text:p text:style-name="Обычный"><text:span text:style-name="T146"><text:s text:c="16"/>conn</text:span><text:span text:style-name="T147">.</text:span><text:span text:style-name="T148">commit</text:span><text:span text:style-name="T149">()</text:span></text:p>
      <text:p text:style-name="P150"/>
      <text:soft-page-break/>
      <text:p text:style-name="Обычный"><text:span text:style-name="T151">В первой сроке выполняется проверка для того чтобы если число машин будет ноль, то тогда код для заполнения таблицы не будет выполняться. Да</text:span><text:span text:style-name="T152">льше выполняются функции<text:s/></text:span><text:span text:style-name="T153">get</text:span><text:span text:style-name="T154">_</text:span><text:span text:style-name="T155">table</text:span><text:span text:style-name="T156"><text:s text:c="2"/>для каждой таблицы куда будут ссылаться внешние ключи. Функция<text:s/></text:span><text:span text:style-name="T157">get</text:span><text:span text:style-name="T158">_</text:span><text:span text:style-name="T159">table</text:span><text:span text:style-name="T160"><text:s/>принимает на вход строку с названием тыбицы, а возвращает список в котором в первом элементе лежат все названия столбцов таблицы, с 1-го элемента<text:s/></text:span><text:span text:style-name="T161">по<text:s/></text:span><text:span text:style-name="T162">n</text:span><text:span text:style-name="T163"><text:s/>элементов лежат данные таблицы. Пример</text:span><text:span text:style-name="T164"><text:s/></text:span><text:span text:style-name="T165">функции</text:span><text:span text:style-name="T166"><text:s/></text:span><text:span text:style-name="T167">get</text:span><text:span text:style-name="T168">_</text:span><text:span text:style-name="T169">table</text:span><text:span text:style-name="T170">:</text:span></text:p>
      <text:p text:style-name="P171">def get_table(table):</text:p>
      <text:p text:style-name="P172"><text:s text:c="4"/>with conn.cursor() as cursor:</text:p>
      <text:p text:style-name="P173"><text:s text:c="8"/>field = []</text:p>
      <text:p text:style-name="P174"><text:s text:c="8"/>cursor.execute('SELECT * FROM %s' % table)</text:p>
      <text:p text:style-name="P175"><text:s text:c="8"/>field.append([row[0] for row in cursor.description])</text:p>
      <text:p text:style-name="Обычный"><text:span text:style-name="T176"><text:s text:c="8"/></text:span><text:span text:style-name="T177">field += cursor.fetchall()</text:span></text:p>
      <text:p text:style-name="P178"><text:s text:c="8"/>return field</text:p>
      <text:p text:style-name="P179"/>
      <text:p text:style-name="Обычный"><text:span text:style-name="T180">Функция</text:span><text:span text:style-name="T181"><text:s/></text:span><text:span text:style-name="T182">get</text:span><text:span text:style-name="T183">_</text:span><text:span text:style-name="T184">list</text:span><text:span text:style-name="T185">_</text:span><text:span text:style-name="T186">int</text:span><text:span text:style-name="T187">(</text:span><text:span text:style-name="T188">table</text:span><text:span text:style-name="T189">,<text:s/></text:span><text:span text:style-name="T190">colum</text:span><text:span text:style-name="T191">_</text:span><text:span text:style-name="T192">name</text:span><text:span text:style-name="T193">,<text:s/></text:span><text:span text:style-name="T194">min</text:span><text:span text:style-name="T195">,<text:s/></text:span><text:span text:style-name="T196">max</text:span><text:span text:style-name="T197">,<text:s/></text:span><text:span text:style-name="T198">limit</text:span><text:span text:style-name="T199"><text:s/>= 1)<text:s/></text:span><text:span text:style-name="T200">возвращает</text:span><text:span text:style-name="T201"><text:s/></text:span><text:span text:style-name="T202">список</text:span><text:span text:style-name="T203"><text:s/></text:span><text:span text:style-name="T204">уникальных</text:span><text:span text:style-name="T205"><text:s/></text:span><text:span text:style-name="T206">в</text:span><text:span text:style-name="T207"><text:s/></text:span><text:span text:style-name="T208">определенном</text:span><text:span text:style-name="T209"><text:s/></text:span><text:span text:style-name="T210">столбце</text:span><text:span text:style-name="T211"><text:s/></text:span><text:span text:style-name="T212">чисел</text:span><text:span text:style-name="T213">.<text:s/></text:span><text:span text:style-name="T214">Принимает в качестве аргументов:<text:s/></text:span><text:span text:style-name="T215">table</text:span><text:span text:style-name="T216"><text:s/>таблица для проверки уникальных значений</text:span><text:span text:style-name="T217">,<text:s/></text:span><text:span text:style-name="T218">colum</text:span><text:span text:style-name="T219">_</text:span><text:span text:style-name="T220">name</text:span><text:span text:style-name="T221"><text:s/>имя столбца где проверять значение на уникальность, аргументы<text:s/></text:span><text:span text:style-name="T222">min</text:span><text:span text:style-name="T223"><text:s/>и<text:s/></text:span><text:span text:style-name="T224">max</text:span><text:span text:style-name="T225"><text:s/>принимают максимальное и минимальное число для генерации списка,<text:s/></text:span><text:span text:style-name="T226">limit</text:span><text:span text:style-name="T227"><text:s/>максимальное количество чисел для генерации. Пример</text:span><text:span text:style-name="T228"><text:s/></text:span><text:span text:style-name="T229">функции</text:span><text:span text:style-name="T230">:</text:span></text:p>
      <text:p text:style-name="P231">def get_list_int(table, colum_name,<text:s/>min, max, limit = 1):</text:p>
      <text:p text:style-name="P232"><text:s text:c="4"/>value = []</text:p>
      <text:p text:style-name="P233"><text:s text:c="4"/>for i in range(min, max):</text:p>
      <text:p text:style-name="P234"><text:s text:c="8"/>if (find_value(table, colum_name, i) == None):</text:p>
      <text:p text:style-name="P235"><text:s text:c="12"/>value.append(i)</text:p>
      <text:p text:style-name="P236"><text:s text:c="12"/>if len(value) == limit:</text:p>
      <text:p text:style-name="P237"><text:s text:c="16"/>break</text:p>
      <text:p text:style-name="P238"><text:s text:c="4"/>return value</text:p>
      <text:p text:style-name="P239"/>
      <text:p text:style-name="Обычный"><text:span text:style-name="T240">Функция</text:span><text:span text:style-name="T241"><text:s/></text:span><text:span text:style-name="T242">find</text:span><text:span text:style-name="T243">_</text:span><text:span text:style-name="T244">value</text:span><text:span text:style-name="T245">(</text:span><text:span text:style-name="T246">table</text:span><text:span text:style-name="T247">,<text:s/></text:span><text:span text:style-name="T248">colu</text:span><text:span text:style-name="T249">mn</text:span><text:span text:style-name="T250">_</text:span><text:span text:style-name="T251">neme</text:span><text:span text:style-name="T252">,<text:s/></text:span><text:span text:style-name="T253">value</text:span><text:span text:style-name="T254">)<text:s/></text:span><text:span text:style-name="T255">проверяет</text:span><text:span text:style-name="T256"><text:s/></text:span><text:span text:style-name="T257">на</text:span><text:span text:style-name="T258"><text:s/></text:span><text:span text:style-name="T259">наличие</text:span><text:span text:style-name="T260"><text:s/></text:span><text:span text:style-name="T261">значения</text:span><text:span text:style-name="T262"><text:s/></text:span><text:span text:style-name="T263">в</text:span><text:span text:style-name="T264"><text:s/></text:span><text:span text:style-name="T265">столбце</text:span><text:span text:style-name="T266"><text:s/></text:span><text:span text:style-name="T267">таблицы</text:span><text:span text:style-name="T268">.<text:s/></text:span><text:span text:style-name="T269">Принимает в качестве аргументов:<text:s/></text:span><text:span text:style-name="T270">table</text:span><text:span text:style-name="T271"><text:s/>таблица для проверки значения,<text:s/></text:span><text:span text:style-name="T272">colum</text:span><text:span text:style-name="T273">_</text:span><text:span text:style-name="T274">name</text:span><text:span text:style-name="T275"><text:s/>имя столбца где проверять значение,<text:s/></text:span><text:span text:style-name="T276">value</text:span><text:span text:style-name="T277"><text:s/>значение для пороверки. Возвращает: -1 если не нашелся нужное назван</text:span><text:span text:style-name="T278">ие столбца,<text:s/></text:span><text:span text:style-name="T279">None</text:span><text:span text:style-name="T280"><text:s/>если не нашлось нужное значение или список в форме [</text:span><text:span text:style-name="T281">str</text:span><text:span text:style-name="T282">,<text:s/></text:span><text:span text:style-name="T283">column</text:span><text:span text:style-name="T284">] строка, солонка. Пример</text:span><text:span text:style-name="T285"><text:s/></text:span><text:span text:style-name="T286">функции</text:span><text:span text:style-name="T287"><text:s/></text:span><text:span text:style-name="T288">find_value</text:span><text:span text:style-name="T289">:</text:span></text:p>
      <text:p text:style-name="P290">def find_value(table, column_neme, value):</text:p>
      <text:p text:style-name="P291"><text:s text:c="4"/>column = get_number_column(table, column_neme)</text:p>
      <text:p text:style-name="P292"><text:s text:c="4"/>if column == None:</text:p>
      <text:p text:style-name="P293"><text:s text:c="8"/>return -1</text:p>
      <text:p text:style-name="P294"/>
      <text:p text:style-name="P295"><text:s text:c="4"/>if (column &gt;= 0):</text:p>
      <text:p text:style-name="P296"><text:s text:c="8"/>for str in range(1, len(table)):</text:p>
      <text:p text:style-name="P297"><text:s text:c="12"/>if(int(table[str][column]) == int(value)):</text:p>
      <text:p text:style-name="P298"><text:s text:c="16"/>return [str, column]</text:p>
      <text:p text:style-name="P299"><text:s text:c="8"/>return None</text:p>
      <text:p text:style-name="P300"><text:s text:c="4"/>else:</text:p>
      <text:p text:style-name="Обычный"><text:span text:style-name="T301"><text:s text:c="8"/></text:span><text:span text:style-name="T302">return -1</text:span></text:p>
      <text:p text:style-name="P303"/>
      <text:p text:style-name="Обычный"><text:span text:style-name="T304">Функция</text:span><text:span text:style-name="T305"><text:s/>get_number_column(table, column_neme)<text:s/></text:span><text:span text:style-name="T306">возвращает</text:span><text:span text:style-name="T307"><text:s/></text:span><text:span text:style-name="T308">номер</text:span><text:span text:style-name="T309"><text:s/></text:span><text:span text:style-name="T310">столбца</text:span><text:span text:style-name="T311"><text:s/></text:span><text:span text:style-name="T312">о</text:span><text:span text:style-name="T313"><text:s/></text:span><text:span text:style-name="T314">названию</text:span><text:span text:style-name="T315"><text:s/></text:span><text:span text:style-name="T316">столбца</text:span><text:span text:style-name="T317">.<text:s/></text:span><text:span text:style-name="T318">Принимает в качестве аргументов:<text:s/></text:span><text:span text:style-name="T319">table</text:span><text:span text:style-name="T320"><text:s/>таблица для поиска столбца,<text:s/></text:span><text:span text:style-name="T321">colum</text:span><text:span text:style-name="T322">_</text:span><text:span text:style-name="T323">name</text:span><text:span text:style-name="T324"><text:s/>имя столбца. Пример</text:span><text:span text:style-name="T325"><text:s/></text:span><text:span text:style-name="T326">функции</text:span><text:span text:style-name="T327"><text:s/></text:span><text:span text:style-name="T328">get_number_column</text:span><text:span text:style-name="T329">:</text:span></text:p>
      <text:p text:style-name="P330">def get_number_column(table, column_neme):</text:p>
      <text:p text:style-name="P331"><text:s text:c="4"/>for i in range(len(table[0])):</text:p>
      <text:p text:style-name="P332"><text:s text:c="8"/>if (table[0][i] == column_neme):</text:p>
      <text:p text:style-name="Обычный"><text:span text:style-name="T333"><text:s text:c="12"/></text:span><text:span text:style-name="T334">return i</text:span></text:p>
      <text:p text:style-name="P335"><text:s text:c="4"/>return None</text:p>
      <text:p text:style-name="P336"/>
      <text:p text:style-name="P337"/>
      <text:p text:style-name="Обычный"><text:span text:style-name="T338">Функция</text:span><text:span text:style-name="T339"><text:s/></text:span><text:span text:style-name="T340">print</text:span><text:span text:style-name="T341">_</text:span><text:span text:style-name="T342">table</text:span><text:span text:style-name="T343"><text:s/></text:span><text:span text:style-name="T344">выводит</text:span><text:span text:style-name="T345"><text:s/></text:span><text:span text:style-name="T346">в</text:span><text:span text:style-name="T347"><text:s/></text:span><text:span text:style-name="T348">консоль</text:span><text:span text:style-name="T349"><text:s/></text:span><text:span text:style-name="T350">всю</text:span><text:span text:style-name="T351"><text:s/></text:span><text:span text:style-name="T352">таблицу</text:span><text:span text:style-name="T353">.<text:s/></text:span><text:span text:style-name="T354">Пример</text:span><text:span text:style-name="T355"><text:s/></text:span><text:span text:style-name="T356">функции</text:span><text:span text:style-name="T357"><text:s/></text:span><text:span text:style-name="T358">print_table</text:span><text:span text:style-name="T359">:</text:span></text:p>
      <text:p text:style-name="P360">def print_table(table):</text:p>
      <text:soft-page-break/>
      <text:p text:style-name="P361"><text:s text:c="4"/>with conn.cursor() as cursor:</text:p>
      <text:p text:style-name="P362"><text:s text:c="8"/>print('\n%s' % table)</text:p>
      <text:p text:style-name="P363"><text:s text:c="8"/>cursor.execute('SELECT * FROM %s' % table)</text:p>
      <text:p text:style-name="P364"><text:s text:c="8"/>for row in cursor:</text:p>
      <text:p text:style-name="P365"><text:s text:c="12"/>print(row)</text:p>
      <text:p text:style-name="P366"><text:s text:c="4"/>cursor.close()</text:p>
      <text:p text:style-name="P367"/>
      <text:p text:style-name="Обычный"><text:span text:style-name="T368">Функция</text:span><text:span text:style-name="T369"><text:s/></text:span><text:span text:style-name="T370">print</text:span><text:span text:style-name="T371">_</text:span><text:span text:style-name="T372">tables</text:span><text:span text:style-name="T373"><text:s/></text:span><text:span text:style-name="T374">в</text:span><text:span text:style-name="T375"><text:s/></text:span><text:span text:style-name="T376">цыкле</text:span><text:span text:style-name="T377"><text:s/></text:span><text:span text:style-name="T378">с</text:span><text:span text:style-name="T379"><text:s/></text:span><text:span text:style-name="T380">поощью</text:span><text:span text:style-name="T381"><text:s/></text:span><text:span text:style-name="T382">функции</text:span><text:span text:style-name="T383"><text:s/></text:span><text:span text:style-name="T384">print</text:span><text:span text:style-name="T385">_</text:span><text:span text:style-name="T386">table</text:span><text:span text:style-name="T387"><text:s/></text:span><text:span text:style-name="T388">выводит</text:span><text:span text:style-name="T389"><text:s/></text:span><text:span text:style-name="T390">содержимое</text:span><text:span text:style-name="T391"><text:s/></text:span><text:span text:style-name="T392">всех</text:span><text:span text:style-name="T393"><text:s/></text:span><text:span text:style-name="T394">таблиц</text:span><text:span text:style-name="T395">.<text:s/></text:span><text:span text:style-name="T396">Пример</text:span><text:span text:style-name="T397"><text:s/></text:span><text:span text:style-name="T398">функции</text:span><text:span text:style-name="T399"><text:s/></text:span><text:span text:style-name="T400">print_tables</text:span><text:span text:style-name="T401">:</text:span></text:p>
      <text:p text:style-name="P402">def print_tables():</text:p>
      <text:p text:style-name="P403"><text:s text:c="4"/>for table in tables:</text:p>
      <text:p text:style-name="Обычный"><text:span text:style-name="T404"><text:s text:c="8"/>print</text:span><text:span text:style-name="T405">_</text:span><text:span text:style-name="T406">table</text:span><text:span text:style-name="T407">(</text:span><text:span text:style-name="T408">table</text:span><text:span text:style-name="T409">)</text:span></text:p>
      <text:p text:style-name="P410"/>
      <text:p text:style-name="Обычный"><text:span text:style-name="T411">Фукция<text:s/></text:span><text:span text:style-name="T412">generate</text:span><text:span text:style-name="T413"><text:s/>запускает функции для заполнения таблиц. Принимает на вход количество строк для генерации в каждой таблифе. Пример</text:span><text:span text:style-name="T414"><text:s/></text:span><text:span text:style-name="T415">функции</text:span><text:span text:style-name="T416"><text:s/>generate:</text:span></text:p>
      <text:p text:style-name="P417">def generate(sizePeople, sizeDriver, sizeInsp, sizeViolation, sizeFine, sizeMachineDirectory ,sizeCar, sizeDetails, sizeDTP):</text:p>
      <text:p text:style-name="P418"/>
      <text:p text:style-name="P419"><text:s text:c="8"/>generate_dir_categories()</text:p>
      <text:p text:style-name="P420"/>
      <text:p text:style-name="P421"><text:s text:c="8"/>generate_people(sizePeople)</text:p>
      <text:p text:style-name="P422"><text:s text:c="8"/>generate_driver_license(sizeDriver)</text:p>
      <text:p text:style-name="P423"/>
      <text:p text:style-name="P424"><text:s text:c="8"/>generate_inspector(sizeInsp)</text:p>
      <text:p text:style-name="P425"><text:s text:c="8"/>generate_violation(sizeViolation)</text:p>
      <text:p text:style-name="P426"><text:s text:c="8"/>generate_fine(sizeFine)</text:p>
      <text:p text:style-name="P427"><text:s text:c="8"/></text:p>
      <text:p text:style-name="P428"><text:s text:c="8"/>generate_machine_directory(sizeMachineDirectory)</text:p>
      <text:p text:style-name="P429"><text:s text:c="8"/>generate_car(sizeCar)</text:p>
      <text:p text:style-name="P430"><text:s text:c="8"/></text:p>
      <text:p text:style-name="P431"><text:s text:c="8"/>generate_details(sizeDetails)</text:p>
      <text:p text:style-name="P432"><text:s text:c="8"/></text:p>
      <text:p text:style-name="P433"><text:s text:c="8"/>generate_dtp(sizeDTP)</text:p>
      <text:p text:style-name="P434"/>
      <text:p text:style-name="Обычный"><text:span text:style-name="T435">Функция</text:span><text:span text:style-name="T436"><text:s/>read_json<text:s/></text:span><text:span text:style-name="T437">чтение</text:span><text:span text:style-name="T438"><text:s/>json<text:s/></text:span><text:span text:style-name="T439">файла</text:span><text:span text:style-name="T440">.<text:s/></text:span><text:span text:style-name="T441">А ргумент<text:s/></text:span><text:span text:style-name="T442">file</text:span><text:span text:style-name="T443">_</text:span><text:span text:style-name="T444">path</text:span><text:span text:style-name="T445"><text:s/>путь к файлу. Пример</text:span><text:span text:style-name="T446"><text:s/></text:span><text:span text:style-name="T447">функции</text:span><text:span text:style-name="T448"><text:s/></text:span><text:span text:style-name="T449">read_json</text:span><text:span text:style-name="T450">:<text:s/></text:span></text:p>
      <text:p text:style-name="P451">def read_json(file_path):</text:p>
      <text:p text:style-name="P452"><text:s text:c="4"/>with open(file_path, 'r') as f:</text:p>
      <text:p text:style-name="P453"><text:s text:c="8"/>return json.loads(f.read())</text:p>
      <text:p text:style-name="P454"/>
      <text:p text:style-name="Обычный"><text:span text:style-name="T455">Пример</text:span><text:span text:style-name="T456"><text:s/></text:span><text:span text:style-name="T457">json<text:s/></text:span><text:span text:style-name="T458">фала</text:span><text:span text:style-name="T459">:</text:span></text:p>
      <text:p text:style-name="P460">{</text:p>
      <text:p text:style-name="P461"><text:s text:c="2"/>"people": 1000,</text:p>
      <text:p text:style-name="P462"><text:s text:c="2"/>"driver": 1000,</text:p>
      <text:p text:style-name="P463"><text:s text:c="2"/>"inspector": 30,</text:p>
      <text:p text:style-name="P464"><text:s text:c="2"/>"violation": 50,</text:p>
      <text:p text:style-name="P465"><text:s text:c="2"/>"fine": 100,</text:p>
      <text:p text:style-name="P466"><text:s text:c="2"/>"machine_directory": 30,</text:p>
      <text:p text:style-name="Обычный"><text:span text:style-name="T467"><text:s text:c="2"/></text:span><text:span text:style-name="T468">"</text:span><text:span text:style-name="T469">car</text:span><text:span text:style-name="T470">": 60,</text:span></text:p>
      <text:p text:style-name="Обычный"><text:span text:style-name="T471"><text:s text:c="2"/>"</text:span><text:span text:style-name="T472">details</text:span><text:span text:style-name="T473">": 60,</text:span></text:p>
      <text:p text:style-name="Обычный"><text:span text:style-name="T474"><text:s text:c="2"/>"</text:span><text:span text:style-name="T475">dtp</text:span><text:span text:style-name="T476">": 90</text:span></text:p>
      <text:p text:style-name="P477">}</text:p>
      <text:p text:style-name="P478"/>
      <text:p text:style-name="Обычный"><text:span text:style-name="T479">В функции main читается<text:s/></text:span><text:span text:style-name="T480">json</text:span><text:span text:style-name="T481"><text:s/>файл и вызываетя функция<text:s/></text:span><text:span text:style-name="T482">generate</text:span><text:span text:style-name="T483"><text:s/>для заполнения таблиц тестовыми данными. Пример</text:span><text:span text:style-name="T484"><text:s/></text:span><text:span text:style-name="T485">фукции</text:span><text:span text:style-name="T486"><text:s/></text:span><text:span text:style-name="T487">main</text:span><text:span text:style-name="T488">:</text:span></text:p>
      <text:p text:style-name="P489"/>
      <text:p text:style-name="P490">if<text:s/>__name__ == '__main__':</text:p>
      <text:p text:style-name="P491"><text:s text:c="4"/>file = 'generate.json'</text:p>
      <text:p text:style-name="P492"><text:s text:c="4"/>data = read_json(file)</text:p>
      <text:p text:style-name="P493"><text:s text:c="3"/></text:p>
      <text:soft-page-break/>
      <text:p text:style-name="P494"><text:s text:c="4"/>clear_db()</text:p>
      <text:p text:style-name="P495"><text:s text:c="4"/>generate(data['people'], data['driver'], data['inspector'], data['violation'], data['fine'],data['machine_directory'], data['car'], data['details'], data['dtp'])</text:p>
      <text:p text:style-name="Обычный"><text:span text:style-name="T496"><text:s text:c="4"/>print</text:span><text:span text:style-name="T497">_</text:span><text:span text:style-name="T498">tables</text:span><text:span text:style-name="T499">()</text:span></text:p>
      <text:p text:style-name="P500"/>
      <text:p text:style-name="Обычный"><text:span text:style-name="T501"><text:s text:c="4"/></text:span><text:span text:style-name="T502">conn</text:span><text:span text:style-name="T503">.</text:span><text:span text:style-name="T504">close</text:span><text:span text:style-name="T505">()</text:span></text:p>
      <text:p text:style-name="P506"/>
      <text:p text:style-name="P507">Связь с БД осуществляется при помощи psycopg2:</text:p>
      <text:p text:style-name="P508">try:</text:p>
      <text:p text:style-name="P509"><text:s text:c="4"/>conn = psycopg2.connect(dbname='GIPDD', user='postgres',<text:s/></text:p>
      <text:p text:style-name="P510"><text:s text:c="24"/>password='1', host='localhost')</text:p>
      <text:p text:style-name="P511">except:</text:p>
      <text:p text:style-name="Обычный"><text:span text:style-name="T512"><text:s text:c="4"/>print</text:span><text:span text:style-name="T513">("</text:span><text:span text:style-name="T514">Can</text:span><text:span text:style-name="T515"><text:s/></text:span><text:span text:style-name="T516">not</text:span><text:span text:style-name="T517"><text:s/></text:span><text:span text:style-name="T518">connect</text:span><text:span text:style-name="T519">")</text:span></text:p>
      <text:p text:style-name="P520"/>
      <text:p text:style-name="P521">4.<text:tab/>Вывод</text:p>
      <text:p text:style-name="P522"/>
      <text:p text:style-name="P523">В процессе данной работы был разработан генератор тестовых данных на языке python с использованием psycopg2. Это позволяет избежать ручного написания SQL-запросов. Ниже можно ознакомиться с полным текстом программы.</text:p>
      <text:p text:style-name="P524"/>
      <text:p text:style-name="Обычный"><text:span text:style-name="T525">Листинги</text:span></text:p>
      <text:p text:style-name="P526">import random</text:p>
      <text:p text:style-name="P527">import<text:s/>string</text:p>
      <text:p text:style-name="P528"/>
      <text:p text:style-name="P529">import os, sys</text:p>
      <text:p text:style-name="P530">import datetime</text:p>
      <text:p text:style-name="P531">import psycopg2</text:p>
      <text:p text:style-name="P532">import pyexcel as pyexcel</text:p>
      <text:p text:style-name="P533"/>
      <text:p text:style-name="P534">import json</text:p>
      <text:p text:style-name="P535"/>
      <text:p text:style-name="P536">tables = [</text:p>
      <text:p text:style-name="P537"><text:s text:c="4"/>'people',</text:p>
      <text:p text:style-name="P538"><text:s text:c="4"/>'driver_license',</text:p>
      <text:p text:style-name="P539"><text:s text:c="4"/>'inspector',</text:p>
      <text:p text:style-name="P540"><text:s text:c="4"/>'machine_directory',</text:p>
      <text:p text:style-name="P541"><text:s text:c="4"/>'violation',</text:p>
      <text:p text:style-name="P542"><text:s text:c="4"/>'dir_categories',</text:p>
      <text:p text:style-name="P543"><text:s text:c="4"/>'categories',</text:p>
      <text:p text:style-name="P544"><text:s text:c="4"/>'car',</text:p>
      <text:p text:style-name="P545"><text:s text:c="4"/>'fine',</text:p>
      <text:p text:style-name="P546"><text:s text:c="4"/>'dtp',</text:p>
      <text:p text:style-name="P547"><text:s text:c="4"/>'details',</text:p>
      <text:p text:style-name="P548"><text:s text:c="4"/>'damage_car',</text:p>
      <text:p text:style-name="P549"><text:s text:c="4"/>'damage',</text:p>
      <text:p text:style-name="P550"><text:s text:c="4"/>'injured',</text:p>
      <text:p text:style-name="P551"><text:s text:c="4"/>'guilty',</text:p>
      <text:p text:style-name="P552"><text:s text:c="4"/>'osago'</text:p>
      <text:p text:style-name="P553">]</text:p>
      <text:p text:style-name="P554"/>
      <text:p text:style-name="P555">ranks = [</text:p>
      <text:p text:style-name="P556"><text:s text:c="4"/>'Radovoi',</text:p>
      <text:p text:style-name="P557"><text:s text:c="4"/>'Mladshi sergant',</text:p>
      <text:p text:style-name="P558"><text:s text:c="4"/>'Sergant',</text:p>
      <text:p text:style-name="P559"><text:s text:c="4"/>'Starshi sergant',</text:p>
      <text:p text:style-name="P560"><text:s text:c="4"/>'Starshina',</text:p>
      <text:p text:style-name="P561"><text:s text:c="4"/>'Praporsshik',</text:p>
      <text:p text:style-name="P562"><text:s text:c="4"/>'Mladshi<text:s/>praporshik',</text:p>
      <text:p text:style-name="P563"><text:s text:c="4"/>'Leidenant'</text:p>
      <text:p text:style-name="P564">]</text:p>
      <text:p text:style-name="P565"/>
      <text:p text:style-name="P566"/>
      <text:p text:style-name="P567">try:</text:p>
      <text:p text:style-name="P568"><text:s text:c="4"/>conn = psycopg2.connect(dbname='GIPDD', user='postgres',</text:p>
      <text:p text:style-name="P569"><text:s text:c="28"/>password='1', host='localhost')</text:p>
      <text:soft-page-break/>
      <text:p text:style-name="P570">except:</text:p>
      <text:p text:style-name="P571"><text:s text:c="4"/>print("Can not connect")</text:p>
      <text:p text:style-name="P572"/>
      <text:p text:style-name="P573"/>
      <text:p text:style-name="P574">def print_tables():</text:p>
      <text:p text:style-name="P575"><text:s text:c="4"/>for table in tables:</text:p>
      <text:p text:style-name="P576"><text:s text:c="8"/>print_table(table)</text:p>
      <text:p text:style-name="P577"/>
      <text:p text:style-name="P578"/>
      <text:p text:style-name="P579">def print_table(table):</text:p>
      <text:p text:style-name="P580"><text:s text:c="4"/>with conn.cursor() as cursor:</text:p>
      <text:p text:style-name="P581"><text:s text:c="8"/>print('\n%s' % table)</text:p>
      <text:p text:style-name="P582"><text:s text:c="8"/>cursor.execute('SELECT * FROM %s' % table)</text:p>
      <text:p text:style-name="P583"><text:s text:c="8"/>for row in cursor:</text:p>
      <text:p text:style-name="P584"><text:s text:c="12"/>print(row)</text:p>
      <text:p text:style-name="P585"><text:s text:c="4"/>cursor.close()</text:p>
      <text:p text:style-name="P586"/>
      <text:p text:style-name="P587"/>
      <text:p text:style-name="P588">def get_table(table):</text:p>
      <text:p text:style-name="P589"><text:s text:c="4"/>with conn.cursor() as cursor:</text:p>
      <text:p text:style-name="P590"><text:s text:c="8"/>field = []</text:p>
      <text:p text:style-name="P591"><text:s text:c="8"/>cursor.execute('SELECT * FROM %s' % table)</text:p>
      <text:p text:style-name="P592"><text:s text:c="8"/>field.append([row[0] for row in cursor.description])</text:p>
      <text:p text:style-name="P593"><text:s text:c="8"/>field += cursor.fetchall()</text:p>
      <text:p text:style-name="P594"><text:s text:c="8"/>return field</text:p>
      <text:p text:style-name="P595"/>
      <text:p text:style-name="P596"/>
      <text:p text:style-name="P597">def get_value(table, column_neme,<text:s/>str_number):</text:p>
      <text:p text:style-name="P598"><text:s text:c="4"/>column = get_number_column(table, column_neme)</text:p>
      <text:p text:style-name="P599"><text:s text:c="4"/>if column == None:</text:p>
      <text:p text:style-name="P600"><text:s text:c="8"/>return -1</text:p>
      <text:p text:style-name="P601"/>
      <text:p text:style-name="P602"><text:s text:c="4"/>if (column &gt;= 0):</text:p>
      <text:p text:style-name="P603"><text:s text:c="8"/>return table[str_number][column]</text:p>
      <text:p text:style-name="P604"><text:s text:c="4"/>return None</text:p>
      <text:p text:style-name="P605"/>
      <text:p text:style-name="P606"/>
      <text:p text:style-name="P607">def get_number_column(table, column_neme):</text:p>
      <text:p text:style-name="P608"><text:s text:c="4"/>for i in range(len(table[0])):</text:p>
      <text:p text:style-name="P609"><text:s text:c="8"/>if (table[0][i] == column_neme):</text:p>
      <text:p text:style-name="P610"><text:s text:c="12"/>return i</text:p>
      <text:p text:style-name="P611"><text:s text:c="4"/>return None</text:p>
      <text:p text:style-name="P612"/>
      <text:p text:style-name="P613"/>
      <text:p text:style-name="P614">def find_value(table, column_neme, value):</text:p>
      <text:p text:style-name="P615"><text:s text:c="4"/>column = get_number_column(table, column_neme)</text:p>
      <text:p text:style-name="P616"><text:s text:c="4"/>if column == None:</text:p>
      <text:p text:style-name="P617"><text:s text:c="8"/>return -1</text:p>
      <text:p text:style-name="P618"/>
      <text:p text:style-name="P619"><text:s text:c="4"/>if (column &gt;= 0):</text:p>
      <text:p text:style-name="P620"><text:s text:c="8"/>for str in range(1, len(table)):</text:p>
      <text:p text:style-name="P621"><text:s text:c="12"/>if(int(table[str][column]) == int(value)):</text:p>
      <text:p text:style-name="P622"><text:s text:c="16"/>return [str, column]</text:p>
      <text:p text:style-name="P623"><text:s text:c="8"/>return None</text:p>
      <text:p text:style-name="P624"><text:s text:c="4"/>else:</text:p>
      <text:p text:style-name="P625"><text:s text:c="8"/>return -1</text:p>
      <text:p text:style-name="P626"/>
      <text:p text:style-name="P627"/>
      <text:p text:style-name="P628">def get_list_int(table, colum_name, min, max, limit = 1):</text:p>
      <text:p text:style-name="P629"><text:s text:c="4"/>value = []</text:p>
      <text:p text:style-name="P630"><text:s text:c="4"/>for<text:s/>i in range(min, max):</text:p>
      <text:p text:style-name="P631"><text:s text:c="8"/>if (find_value(table, colum_name, i) == None):</text:p>
      <text:p text:style-name="P632"><text:s text:c="12"/>value.append(i)</text:p>
      <text:p text:style-name="P633"><text:s text:c="12"/>if len(value) == limit:</text:p>
      <text:p text:style-name="P634"><text:s text:c="16"/>break</text:p>
      <text:p text:style-name="P635"><text:s text:c="4"/>return value</text:p>
      <text:p text:style-name="P636"/>
      <text:p text:style-name="P637"/>
      <text:p text:style-name="P638">def clear_db():</text:p>
      <text:p text:style-name="P639"><text:s text:c="4"/>with conn.cursor() as cursor:</text:p>
      <text:soft-page-break/>
      <text:p text:style-name="P640"><text:s text:c="8"/>for table in<text:s/>tables:</text:p>
      <text:p text:style-name="P641"><text:s text:c="12"/>cursor.execute("TRUNCATE %s RESTART IDENTITY CASCADE" % table)</text:p>
      <text:p text:style-name="P642"><text:s text:c="4"/>cursor.close()</text:p>
      <text:p text:style-name="P643"/>
      <text:p text:style-name="P644"/>
      <text:p text:style-name="P645">def randstr(length):</text:p>
      <text:p text:style-name="P646"><text:s text:c="4"/>letters = string.ascii_lowercase</text:p>
      <text:p text:style-name="P647"><text:s text:c="4"/>return ''.join(random.choice(letters) for i in range(length))</text:p>
      <text:p text:style-name="P648"/>
      <text:p text:style-name="P649"/>
      <text:p text:style-name="P650">def<text:s/>generate_dir_categories():</text:p>
      <text:p text:style-name="P651"><text:s text:c="4"/>table = get_table('dir_categories')</text:p>
      <text:p text:style-name="P652"><text:s text:c="4"/>num = len(table)</text:p>
      <text:p text:style-name="P653"><text:s text:c="4"/>if num &lt;= 1:</text:p>
      <text:p text:style-name="P654"><text:s text:c="8"/>with conn.cursor() as cursor:</text:p>
      <text:p text:style-name="P655"><text:s text:c="12"/>cursor.execute("INSERT INTO dir_categories (id, name) VALUES (%s,%s)",</text:p>
      <text:p text:style-name="P656"><text:s text:c="27"/>(1,<text:s/>'A'))</text:p>
      <text:p text:style-name="P657"><text:s text:c="12"/>conn.commit()</text:p>
      <text:p text:style-name="P658"><text:s text:c="12"/>cursor.execute("INSERT INTO dir_categories (id, name) VALUES (%s,%s)",</text:p>
      <text:p text:style-name="P659"><text:s text:c="27"/>(2, 'B'))</text:p>
      <text:p text:style-name="P660"><text:s text:c="12"/>conn.commit()</text:p>
      <text:p text:style-name="P661"><text:s text:c="12"/>cursor.execute("INSERT INTO dir_categories (id, name) VALUES (%s,%s)",</text:p>
      <text:p text:style-name="P662"><text:s text:c="27"/>(3, 'C'))</text:p>
      <text:p text:style-name="P663"><text:s text:c="12"/>conn.commit()</text:p>
      <text:p text:style-name="P664"><text:s text:c="12"/>cursor.execute("INSERT INTO dir_categories (id, name) VALUES (%s,%s)",</text:p>
      <text:p text:style-name="P665"><text:s text:c="27"/>(4, 'D'))</text:p>
      <text:p text:style-name="P666"><text:s text:c="12"/>conn.commit()</text:p>
      <text:p text:style-name="P667"><text:s text:c="12"/>cursor.execute("INSERT INTO dir_categories (id, name) VALUES (%s,%s)",</text:p>
      <text:p text:style-name="P668"><text:s text:c="27"/>(5, 'E'))</text:p>
      <text:p text:style-name="P669"><text:s text:c="12"/>conn.commit()</text:p>
      <text:p text:style-name="P670"/>
      <text:p text:style-name="P671"/>
      <text:p text:style-name="P672">def generate_people(size):</text:p>
      <text:p text:style-name="P673"><text:s text:c="4"/>if size &gt; 0:</text:p>
      <text:p text:style-name="P674"><text:s text:c="8"/>with conn.cursor() as cursor:</text:p>
      <text:p text:style-name="P675"><text:s text:c="12"/>for i in range(0, size):</text:p>
      <text:p text:style-name="P676"><text:s text:c="16"/>cursor.execute(</text:p>
      <text:p text:style-name="P677"><text:s text:c="20"/>"INSERT INTO people(first_name, last_name, middle_name) VALUES (%s,%s,%s)",</text:p>
      <text:p text:style-name="P678"><text:s text:c="20"/>(randstr(15), randstr(15), randstr(15)))</text:p>
      <text:p text:style-name="P679"><text:s text:c="16"/>conn.commit()</text:p>
      <text:p text:style-name="P680"/>
      <text:p text:style-name="P681"/>
      <text:p text:style-name="P682">def generate_driver_license(size):</text:p>
      <text:p text:style-name="P683"><text:s text:c="4"/>if size &gt; 0:</text:p>
      <text:p text:style-name="P684"><text:s text:c="8"/>people_table = get_table("people")</text:p>
      <text:p text:style-name="P685"><text:s text:c="8"/>size_people = len(people_table)</text:p>
      <text:p text:style-name="P686"><text:s text:c="8"/>if size_people &gt; 0:</text:p>
      <text:p text:style-name="P687"><text:s text:c="12"/>people_key = []</text:p>
      <text:p text:style-name="P688"><text:s text:c="12"/>max_ints = size</text:p>
      <text:p text:style-name="P689"><text:s text:c="12"/>dl_table = get_table('driver_license')</text:p>
      <text:p text:style-name="P690"/>
      <text:p text:style-name="P691"><text:s text:c="12"/>rand_number =<text:s/>get_list_int(dl_table, "number", 1, 1000000, size)</text:p>
      <text:p text:style-name="P692"><text:s text:c="12"/>if max_ints &gt; len(rand_number):</text:p>
      <text:p text:style-name="P693"><text:s text:c="16"/>max_ints = len(rand_number)</text:p>
      <text:p text:style-name="P694"><text:s text:c="12"/>categories = get_list_int(dl_table, "categories", 1, 1000000, size)</text:p>
      <text:p text:style-name="P695"><text:s text:c="12"/>if max_ints &gt; len(categories):</text:p>
      <text:p text:style-name="P696"><text:s text:c="16"/>max_ints = len(categories)</text:p>
      <text:p text:style-name="P697"><text:s text:c="12"/>people = get_list_int(dl_table, "people_id", 1, size_people, size)</text:p>
      <text:p text:style-name="P698"><text:s text:c="12"/>for j in range(0, len(people)):</text:p>
      <text:p text:style-name="P699"><text:s text:c="16"/>people_key.append(get_value(people_table, "id", people[j]))</text:p>
      <text:p text:style-name="P700"><text:s text:c="8"/><text:s text:c="4"/>if max_ints &gt; len(people_key):</text:p>
      <text:p text:style-name="P701"><text:s text:c="16"/>max_ints = len(people_key)</text:p>
      <text:p text:style-name="P702"><text:s text:c="12"/>if max_ints &lt; size:</text:p>
      <text:p text:style-name="P703"><text:s text:c="16"/>print('Only ' + str(max_ints) + ' entries can be added to the driver_licens table.')</text:p>
      <text:p text:style-name="P704"/>
      <text:p text:style-name="P705"><text:s text:c="12"/>with conn.cursor() as cursor:</text:p>
      <text:p text:style-name="P706"><text:s text:c="16"/>for i in range(0, max_ints):</text:p>
      <text:p text:style-name="P707"/>
      <text:p text:style-name="P708"><text:s text:c="24"/>y = random.randint(8, 20)</text:p>
      <text:p text:style-name="P709"><text:s text:c="24"/>m = random.randint(1, 12)</text:p>
      <text:soft-page-break/>
      <text:p text:style-name="P710"><text:s text:c="24"/>d = random.randint(1, 28)</text:p>
      <text:p text:style-name="P711"/>
      <text:p text:style-name="P712"><text:s text:c="24"/>unit_gipdd = 'GIPDD ' + str(random.randrange(7800, 7899))</text:p>
      <text:p text:style-name="P713"><text:s text:c="24"/>cursor.execute("INSERT INTO driver_license (number, categories, data_and_time_of_issue, end_date_and_time, unit_gipdd, people_id) VALUES (%s,%s,%s,%s,%s,%s)",</text:p>
      <text:p text:style-name="P714"><text:s text:c="39"/>(rand_number[i], categories[i], datetime.date(2000 + y, m, d),</text:p>
      <text:p text:style-name="P715"><text:s text:c="40"/>datetime.date(2000 + y + 10, m, d), unit_gipdd, people_key[i]))</text:p>
      <text:p text:style-name="P716"><text:s text:c="24"/>probability = 0.3</text:p>
      <text:p text:style-name="P717"><text:s text:c="24"/>quantity = 0</text:p>
      <text:p text:style-name="P718"><text:s text:c="21"/><text:s text:c="3"/>for j in range(1, 6):</text:p>
      <text:p text:style-name="P719"><text:s text:c="28"/>rand = random.random()</text:p>
      <text:p text:style-name="P720"><text:s text:c="28"/>if rand &lt; probability:</text:p>
      <text:p text:style-name="P721"><text:s text:c="32"/>quantity += 1</text:p>
      <text:p text:style-name="P722"><text:s text:c="32"/>cursor.execute("INSERT INTO categories (categories,<text:s/>id_categories) VALUES (%s,%s)", (categories[i], j))</text:p>
      <text:p text:style-name="P723"><text:s text:c="28"/>if j == 4 and quantity == 0:</text:p>
      <text:p text:style-name="P724"><text:s text:c="32"/>cursor.execute("INSERT INTO categories (categories, id_categories) VALUES (%s,%s)", (categories[i], 1))</text:p>
      <text:p text:style-name="P725"><text:s text:c="10"/><text:s text:c="6"/>conn.commit()</text:p>
      <text:p text:style-name="P726"/>
      <text:p text:style-name="P727"/>
      <text:p text:style-name="P728">def generate_inspector(sizeInsp):</text:p>
      <text:p text:style-name="P729"><text:s text:c="4"/>if sizeInsp &gt; 0:</text:p>
      <text:p text:style-name="P730"><text:s text:c="8"/>people_table = get_table('people')</text:p>
      <text:p text:style-name="P731"><text:s text:c="8"/>size_peop = len(people_table)</text:p>
      <text:p text:style-name="P732"><text:s text:c="8"/>if size_peop &gt; 0:</text:p>
      <text:p text:style-name="P733"><text:s text:c="12"/>people_key = []</text:p>
      <text:p text:style-name="P734"><text:s text:c="12"/>max_ints = sizeInsp</text:p>
      <text:p text:style-name="P735"><text:s text:c="12"/>insp_table = get_table('inspector')</text:p>
      <text:p text:style-name="P736"/>
      <text:p text:style-name="P737"><text:s text:c="12"/>police_certificate = get_list_int(insp_table, "police_certificate", 1, 1000000, sizeInsp)</text:p>
      <text:p text:style-name="P738"><text:s text:c="12"/>if max_ints &gt; len(police_certificate):</text:p>
      <text:p text:style-name="P739"><text:s text:c="16"/>max_ints = len(police_certificate)</text:p>
      <text:p text:style-name="P740"><text:s text:c="12"/>people = get_list_int(insp_table, "people_id", 1, size_peop, sizeInsp)</text:p>
      <text:p text:style-name="P741"><text:s text:c="12"/>for j in range(0, len(people)):</text:p>
      <text:p text:style-name="P742"><text:s text:c="16"/>people_key.append(get_value(people_table, "id", people[j]))</text:p>
      <text:p text:style-name="P743"><text:s text:c="12"/>if max_ints &gt; len(people_key):</text:p>
      <text:p text:style-name="P744"><text:s text:c="16"/>max_ints = len(people_key)</text:p>
      <text:p text:style-name="P745"><text:s text:c="12"/>if max_ints &lt; sizeInsp:</text:p>
      <text:p text:style-name="P746"><text:s text:c="16"/>print('Only ' + str(max_ints) + ' entries can be added to the inspector table.')</text:p>
      <text:p text:style-name="P747"/>
      <text:p text:style-name="P748"><text:s text:c="12"/>with conn.cursor() as cursor:</text:p>
      <text:p text:style-name="P749"><text:s text:c="16"/>for i in range(0, max_ints):</text:p>
      <text:p text:style-name="P750"><text:s text:c="14"/><text:s text:c="6"/>rand_rank = random.randrange(0, len(ranks))</text:p>
      <text:p text:style-name="P751"><text:s text:c="20"/>cursor.execute(</text:p>
      <text:p text:style-name="P752"><text:s text:c="24"/>"INSERT INTO inspector (police_certificate, rank, people_id) VALUES (%s,%s,%s)",</text:p>
      <text:p text:style-name="P753"><text:s text:c="24"/>(police_certificate[i], ranks[rand_rank],<text:s/>people_key[i]))</text:p>
      <text:p text:style-name="P754"><text:s text:c="16"/>conn.commit()</text:p>
      <text:p text:style-name="P755"/>
      <text:p text:style-name="P756"/>
      <text:p text:style-name="P757">def generate_violation(size):</text:p>
      <text:p text:style-name="P758"><text:s text:c="4"/>if size &gt; 0:</text:p>
      <text:p text:style-name="P759"><text:s text:c="8"/>max_ints = size</text:p>
      <text:p text:style-name="P760"><text:s text:c="8"/>violation_table = get_table('violation')</text:p>
      <text:p text:style-name="P761"><text:s text:c="8"/>title = get_list_int(violation_table, "id", 1, 1000000, size)</text:p>
      <text:p text:style-name="P762"><text:s text:c="8"/>if<text:s/>max_ints &gt; len(title):</text:p>
      <text:p text:style-name="P763"><text:s text:c="12"/>max_ints = len(title)</text:p>
      <text:p text:style-name="P764"><text:s text:c="8"/>with conn.cursor() as cursor:</text:p>
      <text:p text:style-name="P765"><text:s text:c="12"/>for i in range(0, max_ints):</text:p>
      <text:p text:style-name="P766"><text:s text:c="16"/>cursor.execute("INSERT INTO violation (title, punishment) VALUES (%s,%s)",</text:p>
      <text:p text:style-name="P767"><text:s text:c="29"/><text:s text:c="2"/>('Article ' + str(title[i]), randstr(15)))</text:p>
      <text:p text:style-name="P768"><text:s text:c="12"/>conn.commit()</text:p>
      <text:p text:style-name="P769"/>
      <text:p text:style-name="P770"/>
      <text:p text:style-name="P771">def generate_fine(sizeFine):</text:p>
      <text:p text:style-name="P772"><text:s text:c="4"/>if sizeFine &gt; 0:</text:p>
      <text:p text:style-name="P773"/>
      <text:p text:style-name="P774"><text:s text:c="8"/>insp_table = get_table('inspector')</text:p>
      <text:p text:style-name="P775"><text:s text:c="8"/>size_Insp = len(insp_table)</text:p>
      <text:p text:style-name="P776"><text:s text:c="8"/>dl_table = get_table('driver_license')</text:p>
      <text:p text:style-name="P777"><text:s text:c="5"/><text:s text:c="3"/>size_DL = len(dl_table)</text:p>
      <text:p text:style-name="P778"><text:s text:c="8"/>viol_table = get_table('violation')</text:p>
      <text:soft-page-break/>
      <text:p text:style-name="P779"><text:s text:c="8"/>size_Viol = len(viol_table)</text:p>
      <text:p text:style-name="P780"><text:s text:c="8"/>if size_Insp &gt; 0 and size_DL &gt; 0 and size_Viol &gt; 0:</text:p>
      <text:p text:style-name="P781"><text:s text:c="12"/>with conn.cursor() as cursor:</text:p>
      <text:p text:style-name="P782"><text:s text:c="16"/>for i in range(0, sizeFine):</text:p>
      <text:p text:style-name="P783"><text:s text:c="2"/><text:s text:c="18"/>insp_rand = random.randint(1, size_Insp - 1)</text:p>
      <text:p text:style-name="P784"><text:s text:c="20"/>insp = get_value(insp_table, "id", insp_rand)</text:p>
      <text:p text:style-name="P785"/>
      <text:p text:style-name="P786"><text:s text:c="20"/>dl_rand = random.randint(1, size_DL - 1)</text:p>
      <text:p text:style-name="P787"><text:s text:c="20"/>dl = get_value(dl_table, "id", dl_rand)</text:p>
      <text:p text:style-name="P788"/>
      <text:p text:style-name="P789"><text:s text:c="20"/>viol_rand = random.randint(1, size_Viol - 1)</text:p>
      <text:p text:style-name="P790"><text:s text:c="20"/>viol = get_value(viol_table, "id", viol_rand)</text:p>
      <text:p text:style-name="P791"/>
      <text:p text:style-name="P792"><text:s text:c="20"/>y = random.randint(10, 20)</text:p>
      <text:p text:style-name="P793"><text:s text:c="20"/>m = random.randint(1, 12)</text:p>
      <text:p text:style-name="P794"><text:s text:c="20"/>d =<text:s/>random.randint(1, 28)</text:p>
      <text:p text:style-name="P795"/>
      <text:p text:style-name="P796"><text:s text:c="20"/>cursor.execute(</text:p>
      <text:p text:style-name="P797"><text:s text:c="24"/>"INSERT INTO fine (driver_license, police_certificate, data_and_time, id_violation) VALUES (%s,%s, %s,%s)",</text:p>
      <text:p text:style-name="P798"><text:s text:c="24"/>(dl, insp, datetime.date(2000 + y, m, d),<text:s/>viol))</text:p>
      <text:p text:style-name="P799"/>
      <text:p text:style-name="P800"><text:s text:c="16"/>conn.commit()</text:p>
      <text:p text:style-name="P801"/>
      <text:p text:style-name="P802"/>
      <text:p text:style-name="P803">def generate_machine_directory(size):</text:p>
      <text:p text:style-name="P804"><text:s text:c="4"/>if size &gt; 0:</text:p>
      <text:p text:style-name="P805"><text:s text:c="8"/>with conn.cursor() as cursor:</text:p>
      <text:p text:style-name="P806"><text:s text:c="12"/>for i in range(0, size):</text:p>
      <text:p text:style-name="P807"><text:s text:c="16"/>cursor.execute("INSERT INTO machine_directory (brand, model) VALUES (%s,%s)",</text:p>
      <text:p text:style-name="P808"><text:s text:c="31"/>(randstr(3), randstr(15)))</text:p>
      <text:p text:style-name="P809"><text:s text:c="12"/>conn.commit()</text:p>
      <text:p text:style-name="P810"/>
      <text:p text:style-name="P811"/>
      <text:p text:style-name="P812">def generate_car(sizeCar):</text:p>
      <text:p text:style-name="P813"><text:s text:c="4"/>if sizeCar &gt; 0:</text:p>
      <text:p text:style-name="P814"><text:s text:c="8"/>md_table = get_table('machine_directory')</text:p>
      <text:p text:style-name="P815"><text:s text:c="8"/>size_md = len(md_table)</text:p>
      <text:p text:style-name="P816"><text:s text:c="8"/>categories_table = get_table('dir_categories')</text:p>
      <text:p text:style-name="P817"><text:s text:c="8"/>size_categories = len(categories_table)</text:p>
      <text:p text:style-name="P818"><text:s text:c="8"/>people_table = get_table('people')</text:p>
      <text:p text:style-name="P819"><text:s text:c="8"/>size_people = len(people_table)</text:p>
      <text:p text:style-name="P820"><text:s text:c="8"/>if size_md &gt; 0 and size_categories &gt; 0 and size_people &gt; 0:</text:p>
      <text:p text:style-name="P821"><text:s text:c="12"/>md_key = []</text:p>
      <text:p text:style-name="P822"><text:s text:c="12"/>categories_key = []</text:p>
      <text:p text:style-name="P823"><text:s text:c="12"/>people_key = []</text:p>
      <text:p text:style-name="P824"><text:s text:c="12"/>max_ints = sizeCar</text:p>
      <text:p text:style-name="P825"><text:s text:c="12"/>car_table = get_table('car')</text:p>
      <text:p text:style-name="P826"/>
      <text:p text:style-name="P827"><text:s text:c="12"/>registration_plate = get_list_int(car_table, "registration_plate", 1, 1000000, sizeCar)</text:p>
      <text:p text:style-name="P828"><text:s text:c="12"/>if max_ints<text:s/>&gt; len(registration_plate):</text:p>
      <text:p text:style-name="P829"><text:s text:c="16"/>max_ints = len(registration_plate)</text:p>
      <text:p text:style-name="P830"><text:s text:c="12"/>for j in range(0, sizeCar):</text:p>
      <text:p text:style-name="P831"><text:s text:c="16"/>md = random.randint(1, size_md - 1)</text:p>
      <text:p text:style-name="P832"><text:s text:c="16"/>md_key.append(get_value(md_table, "id", md))</text:p>
      <text:p text:style-name="P833"><text:s text:c="12"/>for j in range(0, sizeCar):</text:p>
      <text:p text:style-name="P834"><text:s text:c="16"/>categories = random.randint(1, size_categories - 1)</text:p>
      <text:p text:style-name="P835"><text:s text:c="16"/>categories_key.append(get_value(people_table, "id", categories))</text:p>
      <text:p text:style-name="P836"><text:s text:c="12"/>for j in range(0, sizeCar):</text:p>
      <text:p text:style-name="P837"><text:s text:c="16"/>people = random.randint(1, size_md<text:s/>- 1)</text:p>
      <text:p text:style-name="P838"><text:s text:c="16"/>people_key.append(get_value(people_table, "id", people))</text:p>
      <text:p text:style-name="P839"/>
      <text:p text:style-name="P840"><text:s text:c="12"/>if max_ints &lt; sizeCar:</text:p>
      <text:p text:style-name="P841"><text:s text:c="16"/>print('Only ' + str(max_ints) + ' entries can be added to the driver_licens table.')</text:p>
      <text:p text:style-name="P842"><text:s text:c="12"/>with conn.cursor() as cursor:</text:p>
      <text:p text:style-name="P843"><text:s text:c="16"/>for i in range(0, max_ints):</text:p>
      <text:p text:style-name="P844"><text:s text:c="20"/>cursor.execute(</text:p>
      <text:p text:style-name="P845"><text:s text:c="24"/>"INSERT INTO car (registration_plate, brand_and_monel, categories, people_id) VALUES (%s,%s, %s,%s)",</text:p>
      <text:p text:style-name="P846"><text:s text:c="24"/>(registration_plate[i],<text:s/>md_key[i], categories_key[i], people_key[i]))</text:p>
      <text:p text:style-name="P847"><text:s text:c="20"/>y = random.randint(17, 20)</text:p>
      <text:p text:style-name="P848"><text:s text:c="20"/>m = random.randint(1, 12)</text:p>
      <text:soft-page-break/>
      <text:p text:style-name="P849"><text:s text:c="20"/>d = random.randint(1, 28)</text:p>
      <text:p text:style-name="P850"><text:s text:c="20"/>cursor.execute(</text:p>
      <text:p text:style-name="P851"><text:s text:c="24"/>"INSERT<text:s/>INTO osago (data_and_time_of_issue, end_date_and_time, car) VALUES (%s, %s, %s)",</text:p>
      <text:p text:style-name="P852"><text:s text:c="24"/>(datetime.date(2000 + y, m, d), datetime.date(2000 + y + 1, m, d), registration_plate[i]))</text:p>
      <text:p text:style-name="P853"><text:s text:c="16"/>conn.commit()</text:p>
      <text:p text:style-name="P854"/>
      <text:p text:style-name="P855"/>
      <text:p text:style-name="P856">def generate_dtp(size):</text:p>
      <text:p text:style-name="P857"><text:s text:c="3"/><text:s/>if size &gt; 0:</text:p>
      <text:p text:style-name="P858"><text:s text:c="8"/>car_table = get_table('car')</text:p>
      <text:p text:style-name="P859"><text:s text:c="8"/>size_car = len(car_table)</text:p>
      <text:p text:style-name="P860"><text:s text:c="8"/>details_table = get_table('details')</text:p>
      <text:p text:style-name="P861"><text:s text:c="8"/>size_details = len(details_table)</text:p>
      <text:p text:style-name="P862"><text:s text:c="8"/>if size_car &gt; 0 and size_details &gt; 0:</text:p>
      <text:p text:style-name="P863"><text:s text:c="12"/># people_key = []</text:p>
      <text:p text:style-name="P864"><text:s text:c="8"/><text:s text:c="4"/>max_ints = size</text:p>
      <text:p text:style-name="P865"><text:s text:c="12"/>dtp_table = get_table('dtp')</text:p>
      <text:p text:style-name="P866"/>
      <text:p text:style-name="P867"><text:s text:c="12"/>injured = get_list_int(dtp_table, 'injured', 1, 1000000, size)</text:p>
      <text:p text:style-name="P868"><text:s text:c="12"/>if max_ints &gt; len(injured):</text:p>
      <text:p text:style-name="P869"><text:s text:c="16"/>max_ints = len(injured)</text:p>
      <text:p text:style-name="P870"><text:s text:c="12"/>guilty = get_list_int(dtp_table, 'guilty', 1, 1000000, size)</text:p>
      <text:p text:style-name="P871"><text:s text:c="12"/>if max_ints &gt; len(guilty):</text:p>
      <text:p text:style-name="P872"><text:s text:c="16"/>max_ints = len(guilty)</text:p>
      <text:p text:style-name="P873"><text:s text:c="12"/>damage_car = get_list_int(dtp_table, 'damage_car', 1, 1000000, size)</text:p>
      <text:p text:style-name="P874"><text:s text:c="12"/>if max_ints &gt; len(damage_car):</text:p>
      <text:p text:style-name="P875"><text:s text:c="16"/>max_ints = len(damage_car)</text:p>
      <text:p text:style-name="P876"/>
      <text:p text:style-name="P877"><text:s text:c="12"/>with conn.cursor() as cursor:</text:p>
      <text:p text:style-name="P878"><text:s text:c="16"/>for i in range(0, max_ints):</text:p>
      <text:p text:style-name="P879"><text:s text:c="20"/>cursor.execute("INSERT INTO dtp (injured, guilty, damage_car) VALUES (%s, %s, %s)",</text:p>
      <text:p text:style-name="P880"><text:s text:c="35"/>(injured[i], guilty[i], damage_car[i]))</text:p>
      <text:p text:style-name="P881"/>
      <text:p text:style-name="P882"><text:s text:c="20"/>r = random.randint(1, 3)</text:p>
      <text:p text:style-name="P883"><text:s text:c="20"/>for j in range(r):</text:p>
      <text:p text:style-name="P884"><text:s text:c="24"/>rand_car_inj = random.randint(1, size_car - 1)</text:p>
      <text:p text:style-name="P885"><text:s text:c="24"/>car_inj = get_value(car_table, "id",<text:s/>rand_car_inj)</text:p>
      <text:p text:style-name="P886"><text:s text:c="24"/>cursor.execute("INSERT INTO injured (injured, injured_id) VALUES (%s, %s)",</text:p>
      <text:p text:style-name="P887"><text:s text:c="40"/>(injured[i], car_inj))</text:p>
      <text:p text:style-name="P888"/>
      <text:p text:style-name="P889"><text:s text:c="20"/>r = random.randint(1, 3)</text:p>
      <text:p text:style-name="P890"><text:s text:c="20"/>for j in range(r):</text:p>
      <text:p text:style-name="P891"><text:s text:c="24"/>rand_car_guil = random.randint(1, size_car - 1)</text:p>
      <text:p text:style-name="P892"><text:s text:c="24"/>car_guil = get_value(car_table, "id", rand_car_guil)</text:p>
      <text:p text:style-name="P893"><text:s text:c="24"/>cursor.execute("INSERT INTO guilty (guilty, guilty_id) VALUES (%s, %s)",</text:p>
      <text:p text:style-name="P894"><text:s text:c="3"/><text:s text:c="36"/>(guilty[i], car_guil))</text:p>
      <text:p text:style-name="P895"/>
      <text:p text:style-name="P896"><text:s text:c="20"/>damage_table = get_table('damage_car')</text:p>
      <text:p text:style-name="P897"><text:s text:c="20"/>r = random.randint(1, 3)</text:p>
      <text:p text:style-name="P898"><text:s text:c="20"/>max_r = r</text:p>
      <text:p text:style-name="P899"><text:s text:c="20"/>rand_damage = get_list_int(damage_table,<text:s/>'damage', 1, 1000000, r)</text:p>
      <text:p text:style-name="P900"><text:s text:c="20"/>if max_ints &gt; len(rand_damage):</text:p>
      <text:p text:style-name="P901"><text:s text:c="24"/>max_ints = len(rand_damage)</text:p>
      <text:p text:style-name="P902"><text:s text:c="20"/>for j in range(max_r):</text:p>
      <text:p text:style-name="P903"><text:s text:c="24"/>cursor.execute("INSERT INTO damage_car (damage_car, damage)<text:s/>VALUES (%s, %s)",</text:p>
      <text:p text:style-name="P904"><text:s text:c="39"/>(damage_car[i], rand_damage[j]))</text:p>
      <text:p text:style-name="P905"/>
      <text:p text:style-name="P906"><text:s text:c="24"/>r_damage = random.randint(1, 3)</text:p>
      <text:p text:style-name="P907"><text:s text:c="24"/>for j_damage in range(r_damage):</text:p>
      <text:p text:style-name="P908"><text:s text:c="28"/>rand_details =<text:s/>random.randint(2, size_details - 1)</text:p>
      <text:p text:style-name="P909"><text:s text:c="28"/>detail = (get_value(details_table, "id", rand_details))</text:p>
      <text:p text:style-name="P910"><text:s text:c="28"/>cursor.execute("INSERT INTO damage (damage, damage_id) VALUES (%s, %s)",</text:p>
      <text:p text:style-name="P911"><text:s text:c="35"/><text:s text:c="8"/>(rand_damage[j], detail))</text:p>
      <text:p text:style-name="P912"><text:s text:c="16"/>conn.commit()</text:p>
      <text:p text:style-name="P913"/>
      <text:p text:style-name="P914"/>
      <text:p text:style-name="P915">def generate_details(size):</text:p>
      <text:p text:style-name="P916"><text:s text:c="4"/>if size &gt; 0:</text:p>
      <text:p text:style-name="P917"><text:s text:c="8"/>max_ints = size</text:p>
      <text:p text:style-name="P918"><text:s text:c="8"/>details_table = get_table('details')</text:p>
      <text:soft-page-break/>
      <text:p text:style-name="P919"><text:s text:c="8"/>details = get_list_int(details_table, "id", 1, 1000000, size)</text:p>
      <text:p text:style-name="P920"><text:s text:c="6"/><text:s text:c="2"/>if max_ints &gt; len(details):</text:p>
      <text:p text:style-name="P921"><text:s text:c="12"/>max_ints = len(details)</text:p>
      <text:p text:style-name="P922"><text:s text:c="8"/>with conn.cursor() as cursor:</text:p>
      <text:p text:style-name="P923"><text:s text:c="12"/>for i in range(0, max_ints):</text:p>
      <text:p text:style-name="P924"><text:s text:c="16"/>cursor.execute("INSERT INTO details (id, name) VALUES (%s, %s)", (details[i], randstr(15)))</text:p>
      <text:p text:style-name="P925"><text:s text:c="3"/><text:s text:c="13"/>conn.commit()</text:p>
      <text:p text:style-name="P926"/>
      <text:p text:style-name="P927"/>
      <text:p text:style-name="P928">def generate(sizePeople, sizeDriver, sizeInsp, sizeViolation, sizeFine, sizeMachineDirectory ,sizeCar, sizeDetails, sizeDTP):</text:p>
      <text:p text:style-name="P929"/>
      <text:p text:style-name="P930"><text:s text:c="8"/>generate_dir_categories()</text:p>
      <text:p text:style-name="P931"/>
      <text:p text:style-name="P932"><text:s text:c="8"/>generate_people(sizePeople)</text:p>
      <text:p text:style-name="P933"><text:s text:c="8"/>generate_driver_license(sizeDriver)</text:p>
      <text:p text:style-name="P934"/>
      <text:p text:style-name="P935"><text:s text:c="8"/>generate_inspector(sizeInsp)</text:p>
      <text:p text:style-name="P936"><text:s text:c="8"/>generate_violation(sizeViolation)</text:p>
      <text:p text:style-name="P937"><text:s text:c="8"/>generate_fine(sizeFine)</text:p>
      <text:p text:style-name="P938"/>
      <text:p text:style-name="P939"><text:s text:c="8"/>generate_machine_directory(sizeMachineDirectory)</text:p>
      <text:p text:style-name="P940"><text:s text:c="8"/>generate_car(sizeCar)</text:p>
      <text:p text:style-name="P941"/>
      <text:p text:style-name="P942"><text:s text:c="8"/>generate_details(sizeDetails)</text:p>
      <text:p text:style-name="P943"/>
      <text:p text:style-name="P944"><text:s text:c="8"/>generate_dtp(sizeDTP)</text:p>
      <text:p text:style-name="P945"/>
      <text:p text:style-name="P946"/>
      <text:p text:style-name="P947">def read_json(file_path):</text:p>
      <text:p text:style-name="P948"><text:s text:c="4"/>with open(file_path, 'r') as f:</text:p>
      <text:p text:style-name="P949"><text:s text:c="8"/>return json.loads(f.read())</text:p>
      <text:p text:style-name="P950"/>
      <text:p text:style-name="P951"/>
      <text:p text:style-name="P952">def excel_export(tables):</text:p>
      <text:p text:style-name="P953"><text:s text:c="4"/>wold_book = dict()</text:p>
      <text:p text:style-name="P954"><text:s text:c="4"/>with conn.cursor() as cursor:</text:p>
      <text:p text:style-name="P955"><text:s text:c="8"/>for table in tables:</text:p>
      <text:p text:style-name="P956"><text:s text:c="12"/>field = []</text:p>
      <text:p text:style-name="P957"><text:s text:c="12"/>cursor.execute('SELECT * FROM %s' % table)</text:p>
      <text:p text:style-name="P958"><text:s text:c="12"/>field.append([row[0] for row in cursor.description])</text:p>
      <text:p text:style-name="P959"><text:s text:c="12"/>field += cursor.fetchall()</text:p>
      <text:p text:style-name="P960"/>
      <text:p text:style-name="P961"><text:s text:c="12"/>wold_book[table] = field</text:p>
      <text:p text:style-name="P962"/>
      <text:p text:style-name="P963"><text:s text:c="8"/>filename = 'gpdd_base2.xlsx'</text:p>
      <text:p text:style-name="P964"><text:s text:c="8"/>pyexcel.save_book_as(bookdict=wold_book, dest_file_name=filename)</text:p>
      <text:p text:style-name="P965"/>
      <text:p text:style-name="P966"><text:s text:c="8"/>os.chdir(sys.path[0])</text:p>
      <text:p text:style-name="P967"><text:s text:c="8"/>os.system('start excel.exe "%s\\%s"' % (sys.path[0], filename,))</text:p>
      <text:p text:style-name="P968"/>
      <text:p text:style-name="P969"/>
      <text:p text:style-name="P970"/>
      <text:p text:style-name="P971"/>
      <text:p text:style-name="P972">if __name__ == '__main__':</text:p>
      <text:p text:style-name="P973"><text:s text:c="4"/># file = 'generate.json'</text:p>
      <text:p text:style-name="P974"><text:s text:c="4"/># data = read_json(file)</text:p>
      <text:p text:style-name="P975"><text:s text:c="4"/>#</text:p>
      <text:p text:style-name="P976"><text:s text:c="4"/># clear_db()</text:p>
      <text:p text:style-name="P977"><text:s text:c="4"/># generate(data['people'], data['driver'], data['inspector'], data['violation'], data['fine'],data['machine_directory'], data['car'], data['details'], data['dtp'])</text:p>
      <text:p text:style-name="P978"><text:s text:c="4"/># print_tables()</text:p>
      <text:p text:style-name="P979"/>
      <text:p text:style-name="P980"><text:s text:c="4"/>table1 = [</text:p>
      <text:p text:style-name="P981"><text:s text:c="8"/>'people',</text:p>
      <text:p text:style-name="P982"><text:s text:c="7"/><text:s/>'driver_license',</text:p>
      <text:p text:style-name="P983"><text:s text:c="8"/>'inspector',</text:p>
      <text:p text:style-name="P984"><text:s text:c="8"/>'machine_directory',</text:p>
      <text:p text:style-name="P985"><text:s text:c="8"/>'violation'</text:p>
      <text:p text:style-name="P986"><text:s text:c="4"/>]</text:p>
      <text:p text:style-name="P987"><text:s text:c="4"/>excel_export(tables);</text:p>
      <text:p text:style-name="P988"/>
      <text:p text:style-name="Обычный"><text:span text:style-name="T989"><text:s text:c="4"/>conn.close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l</meta:initial-creator>
    <dc:creator>danila.kuryakin@gmail.com</dc:creator>
    <meta:creation-date>2019-02-20T22:40:00Z</meta:creation-date>
    <dc:date>2020-04-27T13:47:00Z</dc:date>
    <meta:template xlink:href="Normal.dotm" xlink:type="simple"/>
    <meta:editing-cycles>5</meta:editing-cycles>
    <meta:editing-duration>PT128520S</meta:editing-duration>
    <meta:document-statistic meta:page-count="13" meta:paragraph-count="49" meta:word-count="3729" meta:character-count="24936" meta:row-count="177" meta:non-whitespace-character-count="21256"/>
  </office:meta>
</office:document-meta>
</file>